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95mm"/>
    </style:style>
    <style:style style:name="co2" style:family="table-column">
      <style:table-column-properties fo:break-before="auto" style:column-width="56.13mm"/>
    </style:style>
    <style:style style:name="co3" style:family="table-column">
      <style:table-column-properties fo:break-before="auto" style:column-width="55.81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21.2mm"/>
    </style:style>
    <style:style style:name="co6" style:family="table-column">
      <style:table-column-properties fo:break-before="auto" style:column-width="61.5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Регион</text:p>
          </table:table-cell>
          <table:table-cell table:style-name="ce1" office:value-type="string" calcext:value-type="string">
            <text:p>Федеральный округ</text:p>
          </table:table-cell>
          <table:table-cell table:style-name="ce1" office:value-type="string" calcext:value-type="string">
            <text:p>Население</text:p>
          </table:table-cell>
          <table:table-cell table:style-name="ce1" office:value-type="string" calcext:value-type="string">
            <text:p>Основание или первое упоминание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>Москва </text:p>
          </table:table-cell>
          <table:table-cell office:value-type="string" calcext:value-type="string">
            <text:p>Центральный </text:p>
          </table:table-cell>
          <table:table-cell office:value-type="float" office:value="11514330" calcext:value-type="float">
            <text:p>11514330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string" calcext:value-type="string">
            <text:p>Санкт-Петербург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4848742" calcext:value-type="float">
            <text:p>484874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Новосибирск </text:p>
          </table:table-cell>
          <table:table-cell office:value-type="string" calcext:value-type="string">
            <text:p>Новосибир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1498921" calcext:value-type="float">
            <text:p>1498921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Екатеринбург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377738" calcext:value-type="float">
            <text:p>1377738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Нижний Новгород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250615" calcext:value-type="float">
            <text:p>1250615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Казань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1216965" calcext:value-type="float">
            <text:p>121696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Самара </text:p>
          </table:table-cell>
          <table:table-cell office:value-type="string" calcext:value-type="string">
            <text:p>Самар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164900" calcext:value-type="float">
            <text:p>1164900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Омск </text:p>
          </table:table-cell>
          <table:table-cell office:value-type="string" calcext:value-type="string">
            <text:p>Ом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1154000" calcext:value-type="float">
            <text:p>1154000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Челябинск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130273" calcext:value-type="float">
            <text:p>1130273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Ростов-на-Дону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1091544" calcext:value-type="float">
            <text:p>1091544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Уфа </text:p>
          </table:table-cell>
          <table:table-cell office:value-type="string" calcext:value-type="string">
            <text:p>Башкорто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1062300" calcext:value-type="float">
            <text:p>1062300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Волгоград </text:p>
          </table:table-cell>
          <table:table-cell office:value-type="string" calcext:value-type="string">
            <text:p>Волгоград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1021244" calcext:value-type="float">
            <text:p>1021244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Пермь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1000679" calcext:value-type="float">
            <text:p>1000679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Красноярск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973826" calcext:value-type="float">
            <text:p>973826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Воронеж </text:p>
          </table:table-cell>
          <table:table-cell office:value-type="string" calcext:value-type="string">
            <text:p>Вороне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889680" calcext:value-type="float">
            <text:p>889680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Саратов 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836900" calcext:value-type="float">
            <text:p>836900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Краснодар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744933" calcext:value-type="float">
            <text:p>744933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Тольятти </text:p>
          </table:table-cell>
          <table:table-cell office:value-type="string" calcext:value-type="string">
            <text:p>Самар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719484" calcext:value-type="float">
            <text:p>719484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Барнаул </text:p>
          </table:table-cell>
          <table:table-cell office:value-type="string" calcext:value-type="string">
            <text:p>Алтай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635585" calcext:value-type="float">
            <text:p>635585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Ижевск </text:p>
          </table:table-cell>
          <table:table-cell office:value-type="string" calcext:value-type="string">
            <text:p>Удмурт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628117" calcext:value-type="float">
            <text:p>628117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Ульяновск </text:p>
          </table:table-cell>
          <table:table-cell office:value-type="string" calcext:value-type="string">
            <text:p>Ульян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613793" calcext:value-type="float">
            <text:p>613793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Владивосток </text:p>
          </table:table-cell>
          <table:table-cell office:value-type="string" calcext:value-type="string">
            <text:p>Примор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592069" calcext:value-type="float">
            <text:p>592069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Ярославль </text:p>
          </table:table-cell>
          <table:table-cell office:value-type="string" calcext:value-type="string">
            <text:p>Яросла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91486" calcext:value-type="float">
            <text:p>59148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Иркутск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587225" calcext:value-type="float">
            <text:p>587225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Тюмень </text:p>
          </table:table-cell>
          <table:table-cell office:value-type="string" calcext:value-type="string">
            <text:p>Тюме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581758" calcext:value-type="float">
            <text:p>581758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Махачкала </text:p>
          </table:table-cell>
          <table:table-cell office:value-type="string" calcext:value-type="string">
            <text:p>Дагестан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577990" calcext:value-type="float">
            <text:p>577990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Хабаровск </text:p>
          </table:table-cell>
          <table:table-cell office:value-type="string" calcext:value-type="string">
            <text:p>Хабаров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577668" calcext:value-type="float">
            <text:p>577668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Оренбург </text:p>
          </table:table-cell>
          <table:table-cell office:value-type="string" calcext:value-type="string">
            <text:p>Оренбург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570329" calcext:value-type="float">
            <text:p>570329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Новокузнецк </text:p>
          </table:table-cell>
          <table:table-cell office:value-type="string" calcext:value-type="string">
            <text:p>Кемеров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547885" calcext:value-type="float">
            <text:p>547885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Кемерово </text:p>
          </table:table-cell>
          <table:table-cell office:value-type="string" calcext:value-type="string">
            <text:p>Кемеров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532884" calcext:value-type="float">
            <text:p>532884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Рязань </text:p>
          </table:table-cell>
          <table:table-cell office:value-type="string" calcext:value-type="string">
            <text:p>Ряза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25062" calcext:value-type="float">
            <text:p>52506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Томск </text:p>
          </table:table-cell>
          <table:table-cell office:value-type="string" calcext:value-type="string">
            <text:p>Том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522940" calcext:value-type="float">
            <text:p>522940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Астрахань </text:p>
          </table:table-cell>
          <table:table-cell office:value-type="string" calcext:value-type="string">
            <text:p>Астрахан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520662" calcext:value-type="float">
            <text:p>520662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Пенза </text:p>
          </table:table-cell>
          <table:table-cell office:value-type="string" calcext:value-type="string">
            <text:p>Пензен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519592" calcext:value-type="float">
            <text:p>519592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абережные Челны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513242" calcext:value-type="float">
            <text:p>513242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Липецк </text:p>
          </table:table-cell>
          <table:table-cell office:value-type="string" calcext:value-type="string">
            <text:p>Липец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08124" calcext:value-type="float">
            <text:p>508124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Тула </text:p>
          </table:table-cell>
          <table:table-cell office:value-type="string" calcext:value-type="string">
            <text:p>Туль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01129" calcext:value-type="float">
            <text:p>501129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Киров </text:p>
          </table:table-cell>
          <table:table-cell office:value-type="string" calcext:value-type="string">
            <text:p>Кир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473668" calcext:value-type="float">
            <text:p>473668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Чебоксары </text:p>
          </table:table-cell>
          <table:table-cell office:value-type="string" calcext:value-type="string">
            <text:p>Чуваш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447929" calcext:value-type="float">
            <text:p>447929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Улан-Удэ </text:p>
          </table:table-cell>
          <table:table-cell office:value-type="string" calcext:value-type="string">
            <text:p>Бурятия </text:p>
          </table:table-cell>
          <table:table-cell office:value-type="string" calcext:value-type="string">
            <text:p>Сибирский </text:p>
          </table:table-cell>
          <table:table-cell office:value-type="float" office:value="431922" calcext:value-type="float">
            <text:p>431922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Калининград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431491" calcext:value-type="float">
            <text:p>431491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Брянск </text:p>
          </table:table-cell>
          <table:table-cell office:value-type="string" calcext:value-type="string">
            <text:p>Бря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15640" calcext:value-type="float">
            <text:p>415640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Курск </text:p>
          </table:table-cell>
          <table:table-cell office:value-type="string" calcext:value-type="string">
            <text:p>Ку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14595" calcext:value-type="float">
            <text:p>414595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Иваново </text:p>
          </table:table-cell>
          <table:table-cell office:value-type="string" calcext:value-type="string">
            <text:p>Иван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09277" calcext:value-type="float">
            <text:p>409277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Магнитогорск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408401" calcext:value-type="float">
            <text:p>408401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Тверь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03726" calcext:value-type="float">
            <text:p>403726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Ставрополь </text:p>
          </table:table-cell>
          <table:table-cell office:value-type="string" calcext:value-type="string">
            <text:p>Ставропольский край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398266" calcext:value-type="float">
            <text:p>398266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Севастополь </text:p>
          </table:table-cell>
          <table:table-cell office:value-type="string" calcext:value-type="string">
            <text:p>Южный </text:p>
          </table:table-cell>
          <table:table-cell office:value-type="float" office:value="393304" calcext:value-type="float">
            <text:p>393304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Нижний Тагил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361883" calcext:value-type="float">
            <text:p>361883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Белгород </text:p>
          </table:table-cell>
          <table:table-cell office:value-type="string" calcext:value-type="string">
            <text:p>Белгород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56426" calcext:value-type="float">
            <text:p>356426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Архангельск </text:p>
          </table:table-cell>
          <table:table-cell office:value-type="string" calcext:value-type="string">
            <text:p>Архангель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348716" calcext:value-type="float">
            <text:p>348716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Владимир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48256" calcext:value-type="float">
            <text:p>34825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Сочи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343285" calcext:value-type="float">
            <text:p>343285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Курган </text:p>
          </table:table-cell>
          <table:table-cell office:value-type="string" calcext:value-type="string">
            <text:p>Курга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333640" calcext:value-type="float">
            <text:p>333640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Симферополь </text:p>
          </table:table-cell>
          <table:table-cell office:value-type="string" calcext:value-type="string">
            <text:p>Крым </text:p>
          </table:table-cell>
          <table:table-cell office:value-type="string" calcext:value-type="string">
            <text:p>Южный </text:p>
          </table:table-cell>
          <table:table-cell office:value-type="float" office:value="332317" calcext:value-type="float">
            <text:p>332317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Смоленск </text:p>
          </table:table-cell>
          <table:table-cell office:value-type="string" calcext:value-type="string">
            <text:p>Смоле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26863" calcext:value-type="float">
            <text:p>326863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Калуга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25185" calcext:value-type="float">
            <text:p>325185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Чита </text:p>
          </table:table-cell>
          <table:table-cell office:value-type="string" calcext:value-type="string">
            <text:p>Забайкаль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323964" calcext:value-type="float">
            <text:p>323964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Саранск </text:p>
          </table:table-cell>
          <table:table-cell office:value-type="string" calcext:value-type="string">
            <text:p>Мордов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318841" calcext:value-type="float">
            <text:p>318841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Орёл </text:p>
          </table:table-cell>
          <table:table-cell office:value-type="string" calcext:value-type="string">
            <text:p>Орл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17854" calcext:value-type="float">
            <text:p>317854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Волжский </text:p>
          </table:table-cell>
          <table:table-cell office:value-type="string" calcext:value-type="string">
            <text:p>Волгоград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314436" calcext:value-type="float">
            <text:p>314436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Череповец </text:p>
          </table:table-cell>
          <table:table-cell office:value-type="string" calcext:value-type="string">
            <text:p>Волог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312311" calcext:value-type="float">
            <text:p>312311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Владикавказ </text:p>
          </table:table-cell>
          <table:table-cell office:value-type="string" calcext:value-type="string">
            <text:p>Северная Осетия — Алан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311635" calcext:value-type="float">
            <text:p>311635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Мурманск </text:p>
          </table:table-cell>
          <table:table-cell office:value-type="string" calcext:value-type="string">
            <text:p>Мурман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307664" calcext:value-type="float">
            <text:p>307664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Сургут </text:p>
          </table:table-cell>
          <table:table-cell office:value-type="string" calcext:value-type="string">
            <text:p>Ханты-Мансийский АО — Югра </text:p>
          </table:table-cell>
          <table:table-cell office:value-type="string" calcext:value-type="string">
            <text:p>Уральский </text:p>
          </table:table-cell>
          <table:table-cell office:value-type="float" office:value="306703" calcext:value-type="float">
            <text:p>306703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Вологда </text:p>
          </table:table-cell>
          <table:table-cell office:value-type="string" calcext:value-type="string">
            <text:p>Волог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301642" calcext:value-type="float">
            <text:p>30164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Тамбов </text:p>
          </table:table-cell>
          <table:table-cell office:value-type="string" calcext:value-type="string">
            <text:p>Тамб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80457" calcext:value-type="float">
            <text:p>280457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Стерлитамак </text:p>
          </table:table-cell>
          <table:table-cell office:value-type="string" calcext:value-type="string">
            <text:p>Башкорто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273432" calcext:value-type="float">
            <text:p>273432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Грозный </text:p>
          </table:table-cell>
          <table:table-cell office:value-type="string" calcext:value-type="string">
            <text:p>Чечн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271596" calcext:value-type="float">
            <text:p>271596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Якутск </text:p>
          </table:table-cell>
          <table:table-cell office:value-type="string" calcext:value-type="string">
            <text:p>Якутия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269486" calcext:value-type="float">
            <text:p>269486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Кострома </text:p>
          </table:table-cell>
          <table:table-cell office:value-type="string" calcext:value-type="string">
            <text:p>Костром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68617" calcext:value-type="float">
            <text:p>268617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Комсомольск-на-Амуре </text:p>
          </table:table-cell>
          <table:table-cell office:value-type="string" calcext:value-type="string">
            <text:p>Хабаров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263906" calcext:value-type="float">
            <text:p>263906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Петрозаводск </text:p>
          </table:table-cell>
          <table:table-cell office:value-type="string" calcext:value-type="string">
            <text:p>Карелия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63540" calcext:value-type="float">
            <text:p>263540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Таганрог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257692" calcext:value-type="float">
            <text:p>257692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Нижневартовск </text:p>
          </table:table-cell>
          <table:table-cell office:value-type="string" calcext:value-type="string">
            <text:p>Ханты-Мансийский АО — Югра </text:p>
          </table:table-cell>
          <table:table-cell office:value-type="string" calcext:value-type="string">
            <text:p>Уральский </text:p>
          </table:table-cell>
          <table:table-cell office:value-type="float" office:value="251860" calcext:value-type="float">
            <text:p>251860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Йошкар-Ола </text:p>
          </table:table-cell>
          <table:table-cell office:value-type="string" calcext:value-type="string">
            <text:p>Марий Эл </text:p>
          </table:table-cell>
          <table:table-cell office:value-type="string" calcext:value-type="string">
            <text:p>Приволжский </text:p>
          </table:table-cell>
          <table:table-cell office:value-type="float" office:value="248688" calcext:value-type="float">
            <text:p>248688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Братск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246348" calcext:value-type="float">
            <text:p>246348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Новороссийск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241788" calcext:value-type="float">
            <text:p>241788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Дзержинск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40762" calcext:value-type="float">
            <text:p>240762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Шахты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240152" calcext:value-type="float">
            <text:p>240152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Нальчик </text:p>
          </table:table-cell>
          <table:table-cell office:value-type="string" calcext:value-type="string">
            <text:p>Кабардино-Балкар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240095" calcext:value-type="float">
            <text:p>240095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Орск </text:p>
          </table:table-cell>
          <table:table-cell office:value-type="string" calcext:value-type="string">
            <text:p>Оренбург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38006" calcext:value-type="float">
            <text:p>238006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Сыктывкар </text:p>
          </table:table-cell>
          <table:table-cell office:value-type="string" calcext:value-type="string">
            <text:p>Коми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35006" calcext:value-type="float">
            <text:p>235006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Нижнекамск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234108" calcext:value-type="float">
            <text:p>234108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Ангарск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233765" calcext:value-type="float">
            <text:p>233765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Старый Оскол </text:p>
          </table:table-cell>
          <table:table-cell office:value-type="string" calcext:value-type="string">
            <text:p>Белгород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21163" calcext:value-type="float">
            <text:p>221163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Великий Новгород </text:p>
          </table:table-cell>
          <table:table-cell office:value-type="string" calcext:value-type="string">
            <text:p>Новгор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18724" calcext:value-type="float">
            <text:p>218724</text:p>
          </table:table-cell>
          <table:table-cell office:value-type="string" calcext:value-type="string">
            <text:p>8—9 века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Балашиха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15353" calcext:value-type="float">
            <text:p>215353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Благовещенск </text:p>
          </table:table-cell>
          <table:table-cell office:value-type="string" calcext:value-type="string">
            <text:p>Амур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214397" calcext:value-type="float">
            <text:p>214397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Прокопьевск </text:p>
          </table:table-cell>
          <table:table-cell office:value-type="string" calcext:value-type="string">
            <text:p>Кемеров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210150" calcext:value-type="float">
            <text:p>210150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Химки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07125" calcext:value-type="float">
            <text:p>20712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Псков </text:p>
          </table:table-cell>
          <table:table-cell office:value-type="string" calcext:value-type="string">
            <text:p>Псков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03974" calcext:value-type="float">
            <text:p>20397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Бийск </text:p>
          </table:table-cell>
          <table:table-cell office:value-type="string" calcext:value-type="string">
            <text:p>Алтай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203826" calcext:value-type="float">
            <text:p>203826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Энгельс 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02838" calcext:value-type="float">
            <text:p>202838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Рыбинск </text:p>
          </table:table-cell>
          <table:table-cell office:value-type="string" calcext:value-type="string">
            <text:p>Яросла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00771" calcext:value-type="float">
            <text:p>200771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Балаково 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99576" calcext:value-type="float">
            <text:p>199576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Северодвинск </text:p>
          </table:table-cell>
          <table:table-cell office:value-type="string" calcext:value-type="string">
            <text:p>Архангель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92265" calcext:value-type="float">
            <text:p>192265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Армавир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188897" calcext:value-type="float">
            <text:p>188897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Подольск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87956" calcext:value-type="float">
            <text:p>187956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Королёв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83452" calcext:value-type="float">
            <text:p>183452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Южно-Сахалинск </text:p>
          </table:table-cell>
          <table:table-cell office:value-type="string" calcext:value-type="string">
            <text:p>Сахалин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181727" calcext:value-type="float">
            <text:p>181727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Петропавловск-Камчатский </text:p>
          </table:table-cell>
          <table:table-cell office:value-type="string" calcext:value-type="string">
            <text:p>Камчат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179526" calcext:value-type="float">
            <text:p>179526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Сызрань </text:p>
          </table:table-cell>
          <table:table-cell office:value-type="string" calcext:value-type="string">
            <text:p>Самар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78773" calcext:value-type="float">
            <text:p>178773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Норильск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175301" calcext:value-type="float">
            <text:p>175301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Златоуст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74985" calcext:value-type="float">
            <text:p>174985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Каменск-Уральский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74710" calcext:value-type="float">
            <text:p>174710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Мытищи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73341" calcext:value-type="float">
            <text:p>173341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Люберцы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71978" calcext:value-type="float">
            <text:p>171978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Волгодонск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170621" calcext:value-type="float">
            <text:p>170621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Новочеркасск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169039" calcext:value-type="float">
            <text:p>169039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бакан </text:p>
          </table:table-cell>
          <table:table-cell office:value-type="string" calcext:value-type="string">
            <text:p>Хакасия </text:p>
          </table:table-cell>
          <table:table-cell office:value-type="string" calcext:value-type="string">
            <text:p>Сибирский </text:p>
          </table:table-cell>
          <table:table-cell office:value-type="float" office:value="165183" calcext:value-type="float">
            <text:p>165183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Находка </text:p>
          </table:table-cell>
          <table:table-cell office:value-type="string" calcext:value-type="string">
            <text:p>Примор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159695" calcext:value-type="float">
            <text:p>159695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Уссурийск </text:p>
          </table:table-cell>
          <table:table-cell office:value-type="string" calcext:value-type="string">
            <text:p>Примор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157946" calcext:value-type="float">
            <text:p>157946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Березники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156350" calcext:value-type="float">
            <text:p>156350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Салават </text:p>
          </table:table-cell>
          <table:table-cell office:value-type="string" calcext:value-type="string">
            <text:p>Башкорто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156085" calcext:value-type="float">
            <text:p>156085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Электросталь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55324" calcext:value-type="float">
            <text:p>155324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Миасс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51812" calcext:value-type="float">
            <text:p>151812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Первоуральск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49800" calcext:value-type="float">
            <text:p>149800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Керчь </text:p>
          </table:table-cell>
          <table:table-cell office:value-type="string" calcext:value-type="string">
            <text:p>Крым </text:p>
          </table:table-cell>
          <table:table-cell office:value-type="string" calcext:value-type="string">
            <text:p>Южный </text:p>
          </table:table-cell>
          <table:table-cell office:value-type="float" office:value="147033" calcext:value-type="float">
            <text:p>147033</text:p>
          </table:table-cell>
          <table:table-cell office:value-type="string" calcext:value-type="string">
            <text:p>7 — 6 век до н. э.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Рубцовск </text:p>
          </table:table-cell>
          <table:table-cell office:value-type="string" calcext:value-type="string">
            <text:p>Алтай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146386" calcext:value-type="float">
            <text:p>146386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Альметьевск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146309" calcext:value-type="float">
            <text:p>146309</text:p>
          </table:table-cell>
          <table:table-cell office:value-type="string" calcext:value-type="string">
            <text:p>18 век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Ковров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45492" calcext:value-type="float">
            <text:p>145492</text:p>
          </table:table-cell>
          <table:table-cell office:value-type="string" calcext:value-type="string">
            <text:p>12 век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Коломна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44642" calcext:value-type="float">
            <text:p>144642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Майкоп </text:p>
          </table:table-cell>
          <table:table-cell office:value-type="string" calcext:value-type="string">
            <text:p>Адыгея </text:p>
          </table:table-cell>
          <table:table-cell office:value-type="string" calcext:value-type="string">
            <text:p>Южный </text:p>
          </table:table-cell>
          <table:table-cell office:value-type="float" office:value="144055" calcext:value-type="float">
            <text:p>144055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Пятигорск </text:p>
          </table:table-cell>
          <table:table-cell office:value-type="string" calcext:value-type="string">
            <text:p>Ставропольский край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142397" calcext:value-type="float">
            <text:p>142397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Одинцово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39021" calcext:value-type="float">
            <text:p>139021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Копейск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37604" calcext:value-type="float">
            <text:p>137604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Хасавюрт </text:p>
          </table:table-cell>
          <table:table-cell office:value-type="string" calcext:value-type="string">
            <text:p>Дагестан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133929" calcext:value-type="float">
            <text:p>133929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Новомосковск </text:p>
          </table:table-cell>
          <table:table-cell office:value-type="string" calcext:value-type="string">
            <text:p>Туль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31227" calcext:value-type="float">
            <text:p>131227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Кисловодск </text:p>
          </table:table-cell>
          <table:table-cell office:value-type="string" calcext:value-type="string">
            <text:p>Ставропольский край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128502" calcext:value-type="float">
            <text:p>128502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Серпухов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26496" calcext:value-type="float">
            <text:p>126496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Новочебоксарск </text:p>
          </table:table-cell>
          <table:table-cell office:value-type="string" calcext:value-type="string">
            <text:p>Чуваш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124094" calcext:value-type="float">
            <text:p>124094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Нефтеюганск </text:p>
          </table:table-cell>
          <table:table-cell office:value-type="string" calcext:value-type="string">
            <text:p>Ханты-Мансийский АО — Югра </text:p>
          </table:table-cell>
          <table:table-cell office:value-type="string" calcext:value-type="string">
            <text:p>Уральский </text:p>
          </table:table-cell>
          <table:table-cell office:value-type="float" office:value="123276" calcext:value-type="float">
            <text:p>123276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Димитровград </text:p>
          </table:table-cell>
          <table:table-cell office:value-type="string" calcext:value-type="string">
            <text:p>Ульян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22549" calcext:value-type="float">
            <text:p>122549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Нефтекамск </text:p>
          </table:table-cell>
          <table:table-cell office:value-type="string" calcext:value-type="string">
            <text:p>Башкорто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121757" calcext:value-type="float">
            <text:p>121757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Черкесск </text:p>
          </table:table-cell>
          <table:table-cell office:value-type="string" calcext:value-type="string">
            <text:p>Карачаево-Черкес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121439" calcext:value-type="float">
            <text:p>121439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Орехово-Зуево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20620" calcext:value-type="float">
            <text:p>120620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Дербент </text:p>
          </table:table-cell>
          <table:table-cell office:value-type="string" calcext:value-type="string">
            <text:p>Дагестан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119961" calcext:value-type="float">
            <text:p>119961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Камышин </text:p>
          </table:table-cell>
          <table:table-cell office:value-type="string" calcext:value-type="string">
            <text:p>Волгоград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119924" calcext:value-type="float">
            <text:p>119924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Невинномысск </text:p>
          </table:table-cell>
          <table:table-cell office:value-type="string" calcext:value-type="string">
            <text:p>Ставропольский край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118351" calcext:value-type="float">
            <text:p>118351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Красногорск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16738" calcext:value-type="float">
            <text:p>116738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Муром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16078" calcext:value-type="float">
            <text:p>116078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Батайск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112400" calcext:value-type="float">
            <text:p>112400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Новошахтинск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111087" calcext:value-type="float">
            <text:p>111087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Сергиев Посад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10878" calcext:value-type="float">
            <text:p>110878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Ноябрьск </text:p>
          </table:table-cell>
          <table:table-cell office:value-type="string" calcext:value-type="string">
            <text:p>Ямало-Ненецкий АО </text:p>
          </table:table-cell>
          <table:table-cell office:value-type="string" calcext:value-type="string">
            <text:p>Уральский </text:p>
          </table:table-cell>
          <table:table-cell office:value-type="float" office:value="110572" calcext:value-type="float">
            <text:p>110572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Щёлково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10380" calcext:value-type="float">
            <text:p>110380</text:p>
          </table:table-cell>
          <table:table-cell office:value-type="string" calcext:value-type="string">
            <text:p>16 век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Кызыл </text:p>
          </table:table-cell>
          <table:table-cell office:value-type="string" calcext:value-type="string">
            <text:p>Тыва </text:p>
          </table:table-cell>
          <table:table-cell office:value-type="string" calcext:value-type="string">
            <text:p>Сибирский </text:p>
          </table:table-cell>
          <table:table-cell office:value-type="float" office:value="109906" calcext:value-type="float">
            <text:p>109906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Октябрьский </text:p>
          </table:table-cell>
          <table:table-cell office:value-type="string" calcext:value-type="string">
            <text:p>Башкорто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109379" calcext:value-type="float">
            <text:p>10937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Ачинск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109156" calcext:value-type="float">
            <text:p>109156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Северск </text:p>
          </table:table-cell>
          <table:table-cell office:value-type="string" calcext:value-type="string">
            <text:p>Том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108466" calcext:value-type="float">
            <text:p>108466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Новокуйбышевск </text:p>
          </table:table-cell>
          <table:table-cell office:value-type="string" calcext:value-type="string">
            <text:p>Самар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08449" calcext:value-type="float">
            <text:p>10844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Елец </text:p>
          </table:table-cell>
          <table:table-cell office:value-type="string" calcext:value-type="string">
            <text:p>Липец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08404" calcext:value-type="float">
            <text:p>108404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Арзамас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06367" calcext:value-type="float">
            <text:p>106367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Евпатория </text:p>
          </table:table-cell>
          <table:table-cell office:value-type="string" calcext:value-type="string">
            <text:p>Крым </text:p>
          </table:table-cell>
          <table:table-cell office:value-type="string" calcext:value-type="string">
            <text:p>Южный </text:p>
          </table:table-cell>
          <table:table-cell office:value-type="float" office:value="105719" calcext:value-type="float">
            <text:p>105719</text:p>
          </table:table-cell>
          <table:table-cell office:value-type="string" calcext:value-type="string">
            <text:p>497 год до н. э.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Обнинск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04798" calcext:value-type="float">
            <text:p>104798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Новый Уренгой </text:p>
          </table:table-cell>
          <table:table-cell office:value-type="string" calcext:value-type="string">
            <text:p>Ямало-Ненецкий АО </text:p>
          </table:table-cell>
          <table:table-cell office:value-type="string" calcext:value-type="string">
            <text:p>Уральский </text:p>
          </table:table-cell>
          <table:table-cell office:value-type="float" office:value="104144" calcext:value-type="float">
            <text:p>104144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Каспийск </text:p>
          </table:table-cell>
          <table:table-cell office:value-type="string" calcext:value-type="string">
            <text:p>Дагестан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103914" calcext:value-type="float">
            <text:p>103914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Элиста </text:p>
          </table:table-cell>
          <table:table-cell office:value-type="string" calcext:value-type="string">
            <text:p>Калмыкия </text:p>
          </table:table-cell>
          <table:table-cell office:value-type="string" calcext:value-type="string">
            <text:p>Южный </text:p>
          </table:table-cell>
          <table:table-cell office:value-type="float" office:value="103728" calcext:value-type="float">
            <text:p>103728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Пушкино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02840" calcext:value-type="float">
            <text:p>102840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Жуковский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02729" calcext:value-type="float">
            <text:p>102729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Артём </text:p>
          </table:table-cell>
          <table:table-cell office:value-type="string" calcext:value-type="string">
            <text:p>Примор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102636" calcext:value-type="float">
            <text:p>102636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Междуреченск </text:p>
          </table:table-cell>
          <table:table-cell office:value-type="string" calcext:value-type="string">
            <text:p>Кемеров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101995" calcext:value-type="float">
            <text:p>10199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Ленинск-Кузнецкий </text:p>
          </table:table-cell>
          <table:table-cell office:value-type="string" calcext:value-type="string">
            <text:p>Кемеров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101666" calcext:value-type="float">
            <text:p>101666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Сарапул </text:p>
          </table:table-cell>
          <table:table-cell office:value-type="string" calcext:value-type="string">
            <text:p>Удмурт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101390" calcext:value-type="float">
            <text:p>101390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Ессентуки </text:p>
          </table:table-cell>
          <table:table-cell office:value-type="string" calcext:value-type="string">
            <text:p>Ставропольский край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100969" calcext:value-type="float">
            <text:p>100969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Воткинск </text:p>
          </table:table-cell>
          <table:table-cell office:value-type="string" calcext:value-type="string">
            <text:p>Удмурт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100034" calcext:value-type="float">
            <text:p>100034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Ногинск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99762" calcext:value-type="float">
            <text:p>99762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Тобольск </text:p>
          </table:table-cell>
          <table:table-cell office:value-type="string" calcext:value-type="string">
            <text:p>Тюме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99698" calcext:value-type="float">
            <text:p>99698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Ухта </text:p>
          </table:table-cell>
          <table:table-cell office:value-type="string" calcext:value-type="string">
            <text:p>Коми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99642" calcext:value-type="float">
            <text:p>99642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Серов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99381" calcext:value-type="float">
            <text:p>99381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Бердск </text:p>
          </table:table-cell>
          <table:table-cell office:value-type="string" calcext:value-type="string">
            <text:p>Новосибир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98809" calcext:value-type="float">
            <text:p>98809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Великие Луки </text:p>
          </table:table-cell>
          <table:table-cell office:value-type="string" calcext:value-type="string">
            <text:p>Псков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98778" calcext:value-type="float">
            <text:p>98778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Мичуринск </text:p>
          </table:table-cell>
          <table:table-cell office:value-type="string" calcext:value-type="string">
            <text:p>Тамб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98758" calcext:value-type="float">
            <text:p>98758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Киселёвск </text:p>
          </table:table-cell>
          <table:table-cell office:value-type="string" calcext:value-type="string">
            <text:p>Кемеров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98382" calcext:value-type="float">
            <text:p>98382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Новотроицк </text:p>
          </table:table-cell>
          <table:table-cell office:value-type="string" calcext:value-type="string">
            <text:p>Оренбург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97914" calcext:value-type="float">
            <text:p>97914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Зеленодольск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97651" calcext:value-type="float">
            <text:p>97651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Соликамск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97239" calcext:value-type="float">
            <text:p>97239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Раменское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96355" calcext:value-type="float">
            <text:p>96355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Домодедово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96123" calcext:value-type="float">
            <text:p>96123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Магадан </text:p>
          </table:table-cell>
          <table:table-cell office:value-type="string" calcext:value-type="string">
            <text:p>Магадан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95925" calcext:value-type="float">
            <text:p>95925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Глазов </text:p>
          </table:table-cell>
          <table:table-cell office:value-type="string" calcext:value-type="string">
            <text:p>Удмурт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95835" calcext:value-type="float">
            <text:p>95835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Каменск-Шахтинский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95306" calcext:value-type="float">
            <text:p>95306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Железногорск </text:p>
          </table:table-cell>
          <table:table-cell office:value-type="string" calcext:value-type="string">
            <text:p>Ку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95057" calcext:value-type="float">
            <text:p>95057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Канск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94230" calcext:value-type="float">
            <text:p>94230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Назрань </text:p>
          </table:table-cell>
          <table:table-cell office:value-type="string" calcext:value-type="string">
            <text:p>Ингушет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93357" calcext:value-type="float">
            <text:p>93357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Гатчина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92566" calcext:value-type="float">
            <text:p>92566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Саров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92073" calcext:value-type="float">
            <text:p>92073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Новоуральск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91813" calcext:value-type="float">
            <text:p>91813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Воскресенск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91301" calcext:value-type="float">
            <text:p>91301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Долгопрудный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90976" calcext:value-type="float">
            <text:p>90976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Бугульма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89144" calcext:value-type="float">
            <text:p>89144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Кузнецк </text:p>
          </table:table-cell>
          <table:table-cell office:value-type="string" calcext:value-type="string">
            <text:p>Пензен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88886" calcext:value-type="float">
            <text:p>88886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Губкин </text:p>
          </table:table-cell>
          <table:table-cell office:value-type="string" calcext:value-type="string">
            <text:p>Белгород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88562" calcext:value-type="float">
            <text:p>88562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Кинешма </text:p>
          </table:table-cell>
          <table:table-cell office:value-type="string" calcext:value-type="string">
            <text:p>Иван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88113" calcext:value-type="float">
            <text:p>88113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Ейск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87771" calcext:value-type="float">
            <text:p>87771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Реутов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87195" calcext:value-type="float">
            <text:p>87195</text:p>
          </table:table-cell>
          <table:table-cell office:value-type="string" calcext:value-type="string">
            <text:p>15 век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Усть-Илимск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86591" calcext:value-type="float">
            <text:p>86591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Железногорск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85559" calcext:value-type="float">
            <text:p>85559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Усолье-Сибирское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83364" calcext:value-type="float">
            <text:p>83364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Чайковский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82933" calcext:value-type="float">
            <text:p>82933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Азов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82882" calcext:value-type="float">
            <text:p>82882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Бузулук </text:p>
          </table:table-cell>
          <table:table-cell office:value-type="string" calcext:value-type="string">
            <text:p>Оренбург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82816" calcext:value-type="float">
            <text:p>82816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Озёрск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82268" calcext:value-type="float">
            <text:p>82268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Балашов 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82222" calcext:value-type="float">
            <text:p>82222</text:p>
          </table:table-cell>
          <table:table-cell office:value-type="string" calcext:value-type="string">
            <text:p>17 век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Юрга </text:p>
          </table:table-cell>
          <table:table-cell office:value-type="string" calcext:value-type="string">
            <text:p>Кемеров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81536" calcext:value-type="float">
            <text:p>81536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Кирово-Чепецк </text:p>
          </table:table-cell>
          <table:table-cell office:value-type="string" calcext:value-type="string">
            <text:p>Кир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80920" calcext:value-type="float">
            <text:p>80920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Кропоткин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80743" calcext:value-type="float">
            <text:p>80743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Клин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80584" calcext:value-type="float">
            <text:p>80584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Выборг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80013" calcext:value-type="float">
            <text:p>80013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Ханты-Мансийск </text:p>
          </table:table-cell>
          <table:table-cell office:value-type="string" calcext:value-type="string">
            <text:p>Ханты-Мансийский АО — Югра</text:p>
          </table:table-cell>
          <table:table-cell office:value-type="string" calcext:value-type="string">
            <text:p>Уральский </text:p>
          </table:table-cell>
          <table:table-cell office:value-type="float" office:value="79410" calcext:value-type="float">
            <text:p>79410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Троицк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78637" calcext:value-type="float">
            <text:p>78637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Бор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78079" calcext:value-type="float">
            <text:p>78079</text:p>
          </table:table-cell>
          <table:table-cell office:value-type="string" calcext:value-type="string">
            <text:p>14 век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Шадринск </text:p>
          </table:table-cell>
          <table:table-cell office:value-type="string" calcext:value-type="string">
            <text:p>Курга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77744" calcext:value-type="float">
            <text:p>77744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Белово </text:p>
          </table:table-cell>
          <table:table-cell office:value-type="string" calcext:value-type="string">
            <text:p>Кемеров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76752" calcext:value-type="float">
            <text:p>76752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Ялта </text:p>
          </table:table-cell>
          <table:table-cell office:value-type="string" calcext:value-type="string">
            <text:p>Крым </text:p>
          </table:table-cell>
          <table:table-cell office:value-type="string" calcext:value-type="string">
            <text:p>Южный </text:p>
          </table:table-cell>
          <table:table-cell office:value-type="float" office:value="76746" calcext:value-type="float">
            <text:p>76746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Минеральные Воды </text:p>
          </table:table-cell>
          <table:table-cell office:value-type="string" calcext:value-type="string">
            <text:p>Ставропольский край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76715" calcext:value-type="float">
            <text:p>76715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Анжеро-Судженск </text:p>
          </table:table-cell>
          <table:table-cell office:value-type="string" calcext:value-type="string">
            <text:p>Кемеров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76669" calcext:value-type="float">
            <text:p>76669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Биробиджан </text:p>
          </table:table-cell>
          <table:table-cell office:value-type="string" calcext:value-type="string">
            <text:p>Еврейская АО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75419" calcext:value-type="float">
            <text:p>75419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Лобня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74350" calcext:value-type="float">
            <text:p>74350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Новоалтайск </text:p>
          </table:table-cell>
          <table:table-cell office:value-type="string" calcext:value-type="string">
            <text:p>Алтай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73134" calcext:value-type="float">
            <text:p>73134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Чапаевск </text:p>
          </table:table-cell>
          <table:table-cell office:value-type="string" calcext:value-type="string">
            <text:p>Самар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72689" calcext:value-type="float">
            <text:p>72689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Георгиевск </text:p>
          </table:table-cell>
          <table:table-cell office:value-type="string" calcext:value-type="string">
            <text:p>Ставропольский край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72126" calcext:value-type="float">
            <text:p>72126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Черногорск </text:p>
          </table:table-cell>
          <table:table-cell office:value-type="string" calcext:value-type="string">
            <text:p>Хакасия </text:p>
          </table:table-cell>
          <table:table-cell office:value-type="string" calcext:value-type="string">
            <text:p>Сибирский </text:p>
          </table:table-cell>
          <table:table-cell office:value-type="float" office:value="72117" calcext:value-type="float">
            <text:p>72117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Минусинск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71171" calcext:value-type="float">
            <text:p>71171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Михайловск </text:p>
          </table:table-cell>
          <table:table-cell office:value-type="string" calcext:value-type="string">
            <text:p>Ставропольский край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71018" calcext:value-type="float">
            <text:p>71018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Елабуга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70750" calcext:value-type="float">
            <text:p>70750</text:p>
          </table:table-cell>
          <table:table-cell office:value-type="string" calcext:value-type="string">
            <text:p>11 век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Дубна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70569" calcext:value-type="float">
            <text:p>70569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Воркута </text:p>
          </table:table-cell>
          <table:table-cell office:value-type="string" calcext:value-type="string">
            <text:p>Коми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70551" calcext:value-type="float">
            <text:p>70551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Егорьевск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70133" calcext:value-type="float">
            <text:p>70133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Асбест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70067" calcext:value-type="float">
            <text:p>70067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Ишим </text:p>
          </table:table-cell>
          <table:table-cell office:value-type="string" calcext:value-type="string">
            <text:p>Тюме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69567" calcext:value-type="float">
            <text:p>69567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Феодосия </text:p>
          </table:table-cell>
          <table:table-cell office:value-type="string" calcext:value-type="string">
            <text:p>Крым </text:p>
          </table:table-cell>
          <table:table-cell office:value-type="string" calcext:value-type="string">
            <text:p>Южный </text:p>
          </table:table-cell>
          <table:table-cell office:value-type="float" office:value="69038" calcext:value-type="float">
            <text:p>69038</text:p>
          </table:table-cell>
          <table:table-cell office:value-type="string" calcext:value-type="string">
            <text:p>6 век до н. э.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Белорецк </text:p>
          </table:table-cell>
          <table:table-cell office:value-type="string" calcext:value-type="string">
            <text:p>Башкорто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68804" calcext:value-type="float">
            <text:p>68804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Белогорск </text:p>
          </table:table-cell>
          <table:table-cell office:value-type="string" calcext:value-type="string">
            <text:p>Амур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68220" calcext:value-type="float">
            <text:p>68220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Кунгур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67857" calcext:value-type="float">
            <text:p>67857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Лысьва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67712" calcext:value-type="float">
            <text:p>67712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Гуково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67268" calcext:value-type="float">
            <text:p>67268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Ступино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6942" calcext:value-type="float">
            <text:p>66942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Туймазы </text:p>
          </table:table-cell>
          <table:table-cell office:value-type="string" calcext:value-type="string">
            <text:p>Башкорто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66849" calcext:value-type="float">
            <text:p>66849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Кстово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66641" calcext:value-type="float">
            <text:p>66641</text:p>
          </table:table-cell>
          <table:table-cell office:value-type="string" calcext:value-type="string">
            <text:p>15 век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Вольск 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66520" calcext:value-type="float">
            <text:p>66520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Ишимбай </text:p>
          </table:table-cell>
          <table:table-cell office:value-type="string" calcext:value-type="string">
            <text:p>Башкорто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66259" calcext:value-type="float">
            <text:p>66259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Зеленогорск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66018" calcext:value-type="float">
            <text:p>66018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Сосновый Бор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65901" calcext:value-type="float">
            <text:p>65901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Буйнакск </text:p>
          </table:table-cell>
          <table:table-cell office:value-type="string" calcext:value-type="string">
            <text:p>Дагестан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65735" calcext:value-type="float">
            <text:p>65735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Борисоглебск </text:p>
          </table:table-cell>
          <table:table-cell office:value-type="string" calcext:value-type="string">
            <text:p>Вороне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5585" calcext:value-type="float">
            <text:p>65585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Наро-Фоминск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4640" calcext:value-type="float">
            <text:p>64640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Будённовск </text:p>
          </table:table-cell>
          <table:table-cell office:value-type="string" calcext:value-type="string">
            <text:p>Ставропольский край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64628" calcext:value-type="float">
            <text:p>64628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Донской </text:p>
          </table:table-cell>
          <table:table-cell office:value-type="string" calcext:value-type="string">
            <text:p>Туль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4561" calcext:value-type="float">
            <text:p>64561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Сунжа </text:p>
          </table:table-cell>
          <table:table-cell office:value-type="string" calcext:value-type="string">
            <text:p>Ингушет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64493" calcext:value-type="float">
            <text:p>64493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Полевской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64316" calcext:value-type="float">
            <text:p>64316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Лениногорск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64145" calcext:value-type="float">
            <text:p>64145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Павловский Посад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3771" calcext:value-type="float">
            <text:p>63771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Славянск-на-Кубани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63768" calcext:value-type="float">
            <text:p>63768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Заречный </text:p>
          </table:table-cell>
          <table:table-cell office:value-type="string" calcext:value-type="string">
            <text:p>Пензен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63579" calcext:value-type="float">
            <text:p>63579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Туапсе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63233" calcext:value-type="float">
            <text:p>63233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Россошь </text:p>
          </table:table-cell>
          <table:table-cell office:value-type="string" calcext:value-type="string">
            <text:p>Вороне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2865" calcext:value-type="float">
            <text:p>62865</text:p>
          </table:table-cell>
          <table:table-cell office:value-type="string" calcext:value-type="string">
            <text:p>17 век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Горно-Алтайск </text:p>
          </table:table-cell>
          <table:table-cell office:value-type="string" calcext:value-type="string">
            <text:p>Алтай </text:p>
          </table:table-cell>
          <table:table-cell office:value-type="string" calcext:value-type="string">
            <text:p>Сибирский </text:p>
          </table:table-cell>
          <table:table-cell office:value-type="float" office:value="62861" calcext:value-type="float">
            <text:p>62861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Кумертау </text:p>
          </table:table-cell>
          <table:table-cell office:value-type="string" calcext:value-type="string">
            <text:p>Башкорто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62854" calcext:value-type="float">
            <text:p>6285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Лабинск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62822" calcext:value-type="float">
            <text:p>62822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Сибай </text:p>
          </table:table-cell>
          <table:table-cell office:value-type="string" calcext:value-type="string">
            <text:p>Башкорто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62732" calcext:value-type="float">
            <text:p>62732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Клинцы </text:p>
          </table:table-cell>
          <table:table-cell office:value-type="string" calcext:value-type="string">
            <text:p>Бря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2510" calcext:value-type="float">
            <text:p>62510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Ржев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2026" calcext:value-type="float">
            <text:p>6202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Тихорецк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61825" calcext:value-type="float">
            <text:p>61825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Нерюнгри </text:p>
          </table:table-cell>
          <table:table-cell office:value-type="string" calcext:value-type="string">
            <text:p>Якутия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61746" calcext:value-type="float">
            <text:p>6174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Алексин </text:p>
          </table:table-cell>
          <table:table-cell office:value-type="string" calcext:value-type="string">
            <text:p>Туль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1738" calcext:value-type="float">
            <text:p>61738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Ревда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61713" calcext:value-type="float">
            <text:p>61713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Александров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1544" calcext:value-type="float">
            <text:p>61544</text:p>
          </table:table-cell>
          <table:table-cell office:value-type="string" calcext:value-type="string">
            <text:p>14 век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Дмитров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1454" calcext:value-type="float">
            <text:p>61454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Мелеуз </text:p>
          </table:table-cell>
          <table:table-cell office:value-type="string" calcext:value-type="string">
            <text:p>Башкорто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61408" calcext:value-type="float">
            <text:p>61408</text:p>
          </table:table-cell>
          <table:table-cell office:value-type="string" calcext:value-type="string">
            <text:p>18 век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Сальск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61312" calcext:value-type="float">
            <text:p>61312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Лесосибирск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61146" calcext:value-type="float">
            <text:p>6114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Гусь-Хрустальный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0773" calcext:value-type="float">
            <text:p>6077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Чистополь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60703" calcext:value-type="float">
            <text:p>60703</text:p>
          </table:table-cell>
          <table:table-cell office:value-type="string" calcext:value-type="string">
            <text:p>18 век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Павлово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60699" calcext:value-type="float">
            <text:p>60699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Чехов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0677" calcext:value-type="float">
            <text:p>60677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Котлас </text:p>
          </table:table-cell>
          <table:table-cell office:value-type="string" calcext:value-type="string">
            <text:p>Архангель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60562" calcext:value-type="float">
            <text:p>60562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Белебей </text:p>
          </table:table-cell>
          <table:table-cell office:value-type="string" calcext:value-type="string">
            <text:p>Башкорто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60183" calcext:value-type="float">
            <text:p>60183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Искитим </text:p>
          </table:table-cell>
          <table:table-cell office:value-type="string" calcext:value-type="string">
            <text:p>Новосибир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60072" calcext:value-type="float">
            <text:p>60072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Краснотурьинск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59701" calcext:value-type="float">
            <text:p>59701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Апатиты </text:p>
          </table:table-cell>
          <table:table-cell office:value-type="string" calcext:value-type="string">
            <text:p>Мурман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59690" calcext:value-type="float">
            <text:p>59690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Всеволожск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59689" calcext:value-type="float">
            <text:p>59689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Прохладный </text:p>
          </table:table-cell>
          <table:table-cell office:value-type="string" calcext:value-type="string">
            <text:p>Кабардино-Балкар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59595" calcext:value-type="float">
            <text:p>59595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Михайловка </text:p>
          </table:table-cell>
          <table:table-cell office:value-type="string" calcext:value-type="string">
            <text:p>Волгоград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59153" calcext:value-type="float">
            <text:p>59153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Анапа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58983" calcext:value-type="float">
            <text:p>58983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Тихвин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58843" calcext:value-type="float">
            <text:p>58843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Верхняя Пышма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58707" calcext:value-type="float">
            <text:p>58707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Свободный </text:p>
          </table:table-cell>
          <table:table-cell office:value-type="string" calcext:value-type="string">
            <text:p>Амур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58594" calcext:value-type="float">
            <text:p>58594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Ивантеевка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8594" calcext:value-type="float">
            <text:p>58594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Шуя </text:p>
          </table:table-cell>
          <table:table-cell office:value-type="string" calcext:value-type="string">
            <text:p>Иван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8528" calcext:value-type="float">
            <text:p>58528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Когалым </text:p>
          </table:table-cell>
          <table:table-cell office:value-type="string" calcext:value-type="string">
            <text:p>Ханты-Мансийский АО — Югра </text:p>
          </table:table-cell>
          <table:table-cell office:value-type="string" calcext:value-type="string">
            <text:p>Уральский </text:p>
          </table:table-cell>
          <table:table-cell office:value-type="float" office:value="58192" calcext:value-type="float">
            <text:p>58192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Щёкино </text:p>
          </table:table-cell>
          <table:table-cell office:value-type="string" calcext:value-type="string">
            <text:p>Туль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8154" calcext:value-type="float">
            <text:p>58154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Жигулёвск </text:p>
          </table:table-cell>
          <table:table-cell office:value-type="string" calcext:value-type="string">
            <text:p>Самар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57565" calcext:value-type="float">
            <text:p>57565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Крымск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57370" calcext:value-type="float">
            <text:p>57370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Вязьма </text:p>
          </table:table-cell>
          <table:table-cell office:value-type="string" calcext:value-type="string">
            <text:p>Смоле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7103" calcext:value-type="float">
            <text:p>57103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Видное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6798" calcext:value-type="float">
            <text:p>56798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Арсеньев </text:p>
          </table:table-cell>
          <table:table-cell office:value-type="string" calcext:value-type="string">
            <text:p>Примор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56742" calcext:value-type="float">
            <text:p>56742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Избербаш </text:p>
          </table:table-cell>
          <table:table-cell office:value-type="string" calcext:value-type="string">
            <text:p>Дагестан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56301" calcext:value-type="float">
            <text:p>56301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Выкса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56196" calcext:value-type="float">
            <text:p>56196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Лиски </text:p>
          </table:table-cell>
          <table:table-cell office:value-type="string" calcext:value-type="string">
            <text:p>Вороне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5864" calcext:value-type="float">
            <text:p>55864</text:p>
          </table:table-cell>
          <table:table-cell office:value-type="string" calcext:value-type="string">
            <text:p>16 век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Волжск </text:p>
          </table:table-cell>
          <table:table-cell office:value-type="string" calcext:value-type="string">
            <text:p>Марий Эл </text:p>
          </table:table-cell>
          <table:table-cell office:value-type="string" calcext:value-type="string">
            <text:p>Приволжский </text:p>
          </table:table-cell>
          <table:table-cell office:value-type="float" office:value="55671" calcext:value-type="float">
            <text:p>55671</text:p>
          </table:table-cell>
          <table:table-cell office:value-type="string" calcext:value-type="string">
            <text:p>16 век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Краснокаменск </text:p>
          </table:table-cell>
          <table:table-cell office:value-type="string" calcext:value-type="string">
            <text:p>Забайкаль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55668" calcext:value-type="float">
            <text:p>55668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Фрязино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5449" calcext:value-type="float">
            <text:p>5544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Узловая </text:p>
          </table:table-cell>
          <table:table-cell office:value-type="string" calcext:value-type="string">
            <text:p>Туль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5282" calcext:value-type="float">
            <text:p>55282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Лыткарино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5147" calcext:value-type="float">
            <text:p>55147</text:p>
          </table:table-cell>
          <table:table-cell office:value-type="string" calcext:value-type="string">
            <text:p>15 век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Нягань </text:p>
          </table:table-cell>
          <table:table-cell office:value-type="string" calcext:value-type="string">
            <text:p>Ханты-Мансийский АО — Югра </text:p>
          </table:table-cell>
          <table:table-cell office:value-type="string" calcext:value-type="string">
            <text:p>Уральский </text:p>
          </table:table-cell>
          <table:table-cell office:value-type="float" office:value="54903" calcext:value-type="float">
            <text:p>54903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Рославль </text:p>
          </table:table-cell>
          <table:table-cell office:value-type="string" calcext:value-type="string">
            <text:p>Смоле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4898" calcext:value-type="float">
            <text:p>54898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Геленджик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54813" calcext:value-type="float">
            <text:p>54813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Боровичи </text:p>
          </table:table-cell>
          <table:table-cell office:value-type="string" calcext:value-type="string">
            <text:p>Новгор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54731" calcext:value-type="float">
            <text:p>54731</text:p>
          </table:table-cell>
          <table:table-cell office:value-type="string" calcext:value-type="string">
            <text:p>15 век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Тимашёвск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53921" calcext:value-type="float">
            <text:p>53921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Белореченск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53891" calcext:value-type="float">
            <text:p>53891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Солнечногорск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2996" calcext:value-type="float">
            <text:p>52996</text:p>
          </table:table-cell>
          <table:table-cell office:value-type="string" calcext:value-type="string">
            <text:p>18 век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Назарово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52829" calcext:value-type="float">
            <text:p>52829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Кириши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52826" calcext:value-type="float">
            <text:p>52826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Черемхово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52650" calcext:value-type="float">
            <text:p>52650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Краснокамск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52632" calcext:value-type="float">
            <text:p>52632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Лесной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52464" calcext:value-type="float">
            <text:p>5246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Вышний Волочёк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2326" calcext:value-type="float">
            <text:p>52326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Бугуруслан </text:p>
          </table:table-cell>
          <table:table-cell office:value-type="string" calcext:value-type="string">
            <text:p>Оренбург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52249" calcext:value-type="float">
            <text:p>52249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Берёзовский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51583" calcext:value-type="float">
            <text:p>51583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Балахна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51526" calcext:value-type="float">
            <text:p>51526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Ливны </text:p>
          </table:table-cell>
          <table:table-cell office:value-type="string" calcext:value-type="string">
            <text:p>Орл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0430" calcext:value-type="float">
            <text:p>50430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Донецк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50085" calcext:value-type="float">
            <text:p>50085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Североморск </text:p>
          </table:table-cell>
          <table:table-cell office:value-type="string" calcext:value-type="string">
            <text:p>Мурман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50076" calcext:value-type="float">
            <text:p>50076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Саяногорск </text:p>
          </table:table-cell>
          <table:table-cell office:value-type="string" calcext:value-type="string">
            <text:p>Хакасия </text:p>
          </table:table-cell>
          <table:table-cell office:value-type="string" calcext:value-type="string">
            <text:p>Сибирский </text:p>
          </table:table-cell>
          <table:table-cell office:value-type="float" office:value="49889" calcext:value-type="float">
            <text:p>49889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Кимры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9623" calcext:value-type="float">
            <text:p>49623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Мегион </text:p>
          </table:table-cell>
          <table:table-cell office:value-type="string" calcext:value-type="string">
            <text:p>Ханты-Мансийский АО — Югра </text:p>
          </table:table-cell>
          <table:table-cell office:value-type="string" calcext:value-type="string">
            <text:p>Уральский </text:p>
          </table:table-cell>
          <table:table-cell office:value-type="float" office:value="49471" calcext:value-type="float">
            <text:p>49471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Кизляр </text:p>
          </table:table-cell>
          <table:table-cell office:value-type="string" calcext:value-type="string">
            <text:p>Дагестан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49169" calcext:value-type="float">
            <text:p>49169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Урус-Мартан </text:p>
          </table:table-cell>
          <table:table-cell office:value-type="string" calcext:value-type="string">
            <text:p>Чечн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49071" calcext:value-type="float">
            <text:p>49071</text:p>
          </table:table-cell>
          <table:table-cell office:value-type="string" calcext:value-type="string">
            <text:p>18 век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Снежинск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48896" calcext:value-type="float">
            <text:p>48896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Кингисепп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48667" calcext:value-type="float">
            <text:p>48667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Курганинск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47974" calcext:value-type="float">
            <text:p>47974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Шелехов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47960" calcext:value-type="float">
            <text:p>47960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Можга </text:p>
          </table:table-cell>
          <table:table-cell office:value-type="string" calcext:value-type="string">
            <text:p>Удмурт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47959" calcext:value-type="float">
            <text:p>47959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Сертолово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47854" calcext:value-type="float">
            <text:p>47854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Ярцево </text:p>
          </table:table-cell>
          <table:table-cell office:value-type="string" calcext:value-type="string">
            <text:p>Смоле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7853" calcext:value-type="float">
            <text:p>47853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Шали </text:p>
          </table:table-cell>
          <table:table-cell office:value-type="string" calcext:value-type="string">
            <text:p>Чечн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47715" calcext:value-type="float">
            <text:p>47715</text:p>
          </table:table-cell>
          <table:table-cell office:value-type="string" calcext:value-type="string">
            <text:p>1378 или 138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Отрадный </text:p>
          </table:table-cell>
          <table:table-cell office:value-type="string" calcext:value-type="string">
            <text:p>Самар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47709" calcext:value-type="float">
            <text:p>47709</text:p>
          </table:table-cell>
          <table:table-cell office:value-type="string" calcext:value-type="string">
            <text:p>1920-е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Торжок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7702" calcext:value-type="float">
            <text:p>47702</text:p>
          </table:table-cell>
          <table:table-cell office:value-type="string" calcext:value-type="string">
            <text:p>9-10 века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Рузаевка </text:p>
          </table:table-cell>
          <table:table-cell office:value-type="string" calcext:value-type="string">
            <text:p>Мордов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47529" calcext:value-type="float">
            <text:p>47529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Волхов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47344" calcext:value-type="float">
            <text:p>47344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Берёзовский </text:p>
          </table:table-cell>
          <table:table-cell office:value-type="string" calcext:value-type="string">
            <text:p>Кемеров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47292" calcext:value-type="float">
            <text:p>4729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Куйбышев </text:p>
          </table:table-cell>
          <table:table-cell office:value-type="string" calcext:value-type="string">
            <text:p>Новосибир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47278" calcext:value-type="float">
            <text:p>47278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Дзержинский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1380-е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Заринск </text:p>
          </table:table-cell>
          <table:table-cell office:value-type="string" calcext:value-type="string">
            <text:p>Алтай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47035" calcext:value-type="float">
            <text:p>47035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Грязи </text:p>
          </table:table-cell>
          <table:table-cell office:value-type="string" calcext:value-type="string">
            <text:p>Липец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6798" calcext:value-type="float">
            <text:p>46798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Чусовой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46740" calcext:value-type="float">
            <text:p>46740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Надым </text:p>
          </table:table-cell>
          <table:table-cell office:value-type="string" calcext:value-type="string">
            <text:p>Ямало-Ненецкий АО </text:p>
          </table:table-cell>
          <table:table-cell office:value-type="string" calcext:value-type="string">
            <text:p>Уральский </text:p>
          </table:table-cell>
          <table:table-cell office:value-type="float" office:value="46550" calcext:value-type="float">
            <text:p>46550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Верхняя Салда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46240" calcext:value-type="float">
            <text:p>46240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Сафоново </text:p>
          </table:table-cell>
          <table:table-cell office:value-type="string" calcext:value-type="string">
            <text:p>Смоле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6116" calcext:value-type="float">
            <text:p>46116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Осинники </text:p>
          </table:table-cell>
          <table:table-cell office:value-type="string" calcext:value-type="string">
            <text:p>Кемеров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45997" calcext:value-type="float">
            <text:p>45997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Кольчугино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5804" calcext:value-type="float">
            <text:p>45804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Гудермес </text:p>
          </table:table-cell>
          <table:table-cell office:value-type="string" calcext:value-type="string">
            <text:p>Чечн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45643" calcext:value-type="float">
            <text:p>45643</text:p>
          </table:table-cell>
          <table:table-cell office:value-type="string" calcext:value-type="string">
            <text:p>19 век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Канаш </text:p>
          </table:table-cell>
          <table:table-cell office:value-type="string" calcext:value-type="string">
            <text:p>Чуваш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45608" calcext:value-type="float">
            <text:p>45608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Рассказово </text:p>
          </table:table-cell>
          <table:table-cell office:value-type="string" calcext:value-type="string">
            <text:p>Тамб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5484" calcext:value-type="float">
            <text:p>45484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Сатка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45465" calcext:value-type="float">
            <text:p>45465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Мончегорск </text:p>
          </table:table-cell>
          <table:table-cell office:value-type="string" calcext:value-type="string">
            <text:p>Мурман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45381" calcext:value-type="float">
            <text:p>45381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Усть-Кут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45061" calcext:value-type="float">
            <text:p>45061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Тулун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44603" calcext:value-type="float">
            <text:p>44603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Шебекино </text:p>
          </table:table-cell>
          <table:table-cell office:value-type="string" calcext:value-type="string">
            <text:p>Белгород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4277" calcext:value-type="float">
            <text:p>44277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Спасск-Дальний </text:p>
          </table:table-cell>
          <table:table-cell office:value-type="string" calcext:value-type="string">
            <text:p>Примор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44166" calcext:value-type="float">
            <text:p>44166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Белая Калитва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43688" calcext:value-type="float">
            <text:p>43688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Печора </text:p>
          </table:table-cell>
          <table:table-cell office:value-type="string" calcext:value-type="string">
            <text:p>Коми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43458" calcext:value-type="float">
            <text:p>43458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Чебаркуль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43405" calcext:value-type="float">
            <text:p>43405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Радужный </text:p>
          </table:table-cell>
          <table:table-cell office:value-type="string" calcext:value-type="string">
            <text:p>Ханты-Мансийский АО — Югра </text:p>
          </table:table-cell>
          <table:table-cell office:value-type="string" calcext:value-type="string">
            <text:p>Уральский </text:p>
          </table:table-cell>
          <table:table-cell office:value-type="float" office:value="43394" calcext:value-type="float">
            <text:p>43394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Усть-Лабинск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43268" calcext:value-type="float">
            <text:p>43268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Мценск </text:p>
          </table:table-cell>
          <table:table-cell office:value-type="string" calcext:value-type="string">
            <text:p>Орл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3216" calcext:value-type="float">
            <text:p>43216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Мыски </text:p>
          </table:table-cell>
          <table:table-cell office:value-type="string" calcext:value-type="string">
            <text:p>Кемеров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43029" calcext:value-type="float">
            <text:p>43029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Амурск </text:p>
          </table:table-cell>
          <table:table-cell office:value-type="string" calcext:value-type="string">
            <text:p>Хабаров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42977" calcext:value-type="float">
            <text:p>42977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Курчатов </text:p>
          </table:table-cell>
          <table:table-cell office:value-type="string" calcext:value-type="string">
            <text:p>Ку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2691" calcext:value-type="float">
            <text:p>42691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Качканар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42563" calcext:value-type="float">
            <text:p>42563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Салехард </text:p>
          </table:table-cell>
          <table:table-cell office:value-type="string" calcext:value-type="string">
            <text:p>Ямало-Ненецкий АО </text:p>
          </table:table-cell>
          <table:table-cell office:value-type="string" calcext:value-type="string">
            <text:p>Уральский </text:p>
          </table:table-cell>
          <table:table-cell office:value-type="float" office:value="42494" calcext:value-type="float">
            <text:p>42494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Ефремов </text:p>
          </table:table-cell>
          <table:table-cell office:value-type="string" calcext:value-type="string">
            <text:p>Туль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2350" calcext:value-type="float">
            <text:p>42350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Стрежевой </text:p>
          </table:table-cell>
          <table:table-cell office:value-type="string" calcext:value-type="string">
            <text:p>Том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42216" calcext:value-type="float">
            <text:p>42216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ксай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41984" calcext:value-type="float">
            <text:p>41984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Переславль-Залесский </text:p>
          </table:table-cell>
          <table:table-cell office:value-type="string" calcext:value-type="string">
            <text:p>Яросла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1923" calcext:value-type="float">
            <text:p>41923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Ахтубинск </text:p>
          </table:table-cell>
          <table:table-cell office:value-type="string" calcext:value-type="string">
            <text:p>Астрахан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41898" calcext:value-type="float">
            <text:p>41898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Кашира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1880" calcext:value-type="float">
            <text:p>41880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Заинск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41798" calcext:value-type="float">
            <text:p>41798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Камень-на-Оби </text:p>
          </table:table-cell>
          <table:table-cell office:value-type="string" calcext:value-type="string">
            <text:p>Алтай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41787" calcext:value-type="float">
            <text:p>41787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Советск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41709" calcext:value-type="float">
            <text:p>41709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Пугачёв 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41705" calcext:value-type="float">
            <text:p>41705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Лангепас </text:p>
          </table:table-cell>
          <table:table-cell office:value-type="string" calcext:value-type="string">
            <text:p>Ханты-Мансийский АО — Югра </text:p>
          </table:table-cell>
          <table:table-cell office:value-type="string" calcext:value-type="string">
            <text:p>Уральский </text:p>
          </table:table-cell>
          <table:table-cell office:value-type="float" office:value="41675" calcext:value-type="float">
            <text:p>41675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Бирск </text:p>
          </table:table-cell>
          <table:table-cell office:value-type="string" calcext:value-type="string">
            <text:p>Башкорто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41637" calcext:value-type="float">
            <text:p>41637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Урюпинск </text:p>
          </table:table-cell>
          <table:table-cell office:value-type="string" calcext:value-type="string">
            <text:p>Волгоград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41594" calcext:value-type="float">
            <text:p>41594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Моршанск </text:p>
          </table:table-cell>
          <table:table-cell office:value-type="string" calcext:value-type="string">
            <text:p>Тамб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1550" calcext:value-type="float">
            <text:p>41550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Пыть-Ях </text:p>
          </table:table-cell>
          <table:table-cell office:value-type="string" calcext:value-type="string">
            <text:p>Ханты-Мансийский АО — Югра </text:p>
          </table:table-cell>
          <table:table-cell office:value-type="string" calcext:value-type="string">
            <text:p>Уральский </text:p>
          </table:table-cell>
          <table:table-cell office:value-type="float" office:value="41453" calcext:value-type="float">
            <text:p>41453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Конаково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1303" calcext:value-type="float">
            <text:p>41303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Ртищево 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41295" calcext:value-type="float">
            <text:p>41295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Вязники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1252" calcext:value-type="float">
            <text:p>41252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Кореновск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41179" calcext:value-type="float">
            <text:p>41179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Усинск </text:p>
          </table:table-cell>
          <table:table-cell office:value-type="string" calcext:value-type="string">
            <text:p>Коми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41100" calcext:value-type="float">
            <text:p>41100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Тутаев </text:p>
          </table:table-cell>
          <table:table-cell office:value-type="string" calcext:value-type="string">
            <text:p>Яросла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1001" calcext:value-type="float">
            <text:p>41001</text:p>
          </table:table-cell>
          <table:table-cell office:value-type="string" calcext:value-type="string">
            <text:p>13 век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Красный Сулин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40866" calcext:value-type="float">
            <text:p>40866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Саянск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40786" calcext:value-type="float">
            <text:p>40786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Новодвинск </text:p>
          </table:table-cell>
          <table:table-cell office:value-type="string" calcext:value-type="string">
            <text:p>Архангель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40612" calcext:value-type="float">
            <text:p>40612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Новозыбков </text:p>
          </table:table-cell>
          <table:table-cell office:value-type="string" calcext:value-type="string">
            <text:p>Бря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0552" calcext:value-type="float">
            <text:p>40552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Людиново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0550" calcext:value-type="float">
            <text:p>40550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Изобильный </text:p>
          </table:table-cell>
          <table:table-cell office:value-type="string" calcext:value-type="string">
            <text:p>Ставропольский край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40546" calcext:value-type="float">
            <text:p>40546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Мариинск </text:p>
          </table:table-cell>
          <table:table-cell office:value-type="string" calcext:value-type="string">
            <text:p>Кемеров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40522" calcext:value-type="float">
            <text:p>40522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Черняховск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40464" calcext:value-type="float">
            <text:p>40464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Заволжье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40265" calcext:value-type="float">
            <text:p>40265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Апшеронск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40229" calcext:value-type="float">
            <text:p>40229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Красноуфимск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39765" calcext:value-type="float">
            <text:p>39765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Коряжма </text:p>
          </table:table-cell>
          <table:table-cell office:value-type="string" calcext:value-type="string">
            <text:p>Архангель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39629" calcext:value-type="float">
            <text:p>39629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Каменка </text:p>
          </table:table-cell>
          <table:table-cell office:value-type="string" calcext:value-type="string">
            <text:p>Пензен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39579" calcext:value-type="float">
            <text:p>39579</text:p>
          </table:table-cell>
          <table:table-cell office:value-type="string" calcext:value-type="string">
            <text:p>18 век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Елизово </text:p>
          </table:table-cell>
          <table:table-cell office:value-type="string" calcext:value-type="string">
            <text:p>Камчат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39548" calcext:value-type="float">
            <text:p>39548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Фролово </text:p>
          </table:table-cell>
          <table:table-cell office:value-type="string" calcext:value-type="string">
            <text:p>Волгоград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39489" calcext:value-type="float">
            <text:p>39489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Урай </text:p>
          </table:table-cell>
          <table:table-cell office:value-type="string" calcext:value-type="string">
            <text:p>Ханты-Мансийский АО — Югра </text:p>
          </table:table-cell>
          <table:table-cell office:value-type="string" calcext:value-type="string">
            <text:p>Уральский </text:p>
          </table:table-cell>
          <table:table-cell office:value-type="float" office:value="39435" calcext:value-type="float">
            <text:p>39435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Большой Камень </text:p>
          </table:table-cell>
          <table:table-cell office:value-type="string" calcext:value-type="string">
            <text:p>Примор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39257" calcext:value-type="float">
            <text:p>3925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Тосно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39127" calcext:value-type="float">
            <text:p>3912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Алексеевка </text:p>
          </table:table-cell>
          <table:table-cell office:value-type="string" calcext:value-type="string">
            <text:p>Белгород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9026" calcext:value-type="float">
            <text:p>39026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Коркино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38950" calcext:value-type="float">
            <text:p>38950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Кыштым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38950" calcext:value-type="float">
            <text:p>38950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Лянтор </text:p>
          </table:table-cell>
          <table:table-cell office:value-type="string" calcext:value-type="string">
            <text:p>Ханты-Мансийский АО — Югра </text:p>
          </table:table-cell>
          <table:table-cell office:value-type="string" calcext:value-type="string">
            <text:p>Уральский </text:p>
          </table:table-cell>
          <table:table-cell office:value-type="float" office:value="38922" calcext:value-type="float">
            <text:p>38922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Моздок </text:p>
          </table:table-cell>
          <table:table-cell office:value-type="string" calcext:value-type="string">
            <text:p>Северная Осетия — Алан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38748" calcext:value-type="float">
            <text:p>38748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Реж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38709" calcext:value-type="float">
            <text:p>38709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Партизанск </text:p>
          </table:table-cell>
          <table:table-cell office:value-type="string" calcext:value-type="string">
            <text:p>Примор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38648" calcext:value-type="float">
            <text:p>38648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Джанкой </text:p>
          </table:table-cell>
          <table:table-cell office:value-type="string" calcext:value-type="string">
            <text:p>Крым </text:p>
          </table:table-cell>
          <table:table-cell office:value-type="string" calcext:value-type="string">
            <text:p>Южный </text:p>
          </table:table-cell>
          <table:table-cell office:value-type="float" office:value="38622" calcext:value-type="float">
            <text:p>38622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Шарыпово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38570" calcext:value-type="float">
            <text:p>38570</text:p>
          </table:table-cell>
          <table:table-cell office:value-type="string" calcext:value-type="string">
            <text:p>18 век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Светлоград </text:p>
          </table:table-cell>
          <table:table-cell office:value-type="string" calcext:value-type="string">
            <text:p>Ставропольский край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38520" calcext:value-type="float">
            <text:p>38520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Сокол </text:p>
          </table:table-cell>
          <table:table-cell office:value-type="string" calcext:value-type="string">
            <text:p>Волог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38454" calcext:value-type="float">
            <text:p>38454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Ирбит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38352" calcext:value-type="float">
            <text:p>38352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Гай </text:p>
          </table:table-cell>
          <table:table-cell office:value-type="string" calcext:value-type="string">
            <text:p>Оренбург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38302" calcext:value-type="float">
            <text:p>38302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латырь </text:p>
          </table:table-cell>
          <table:table-cell office:value-type="string" calcext:value-type="string">
            <text:p>Чуваш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38202" calcext:value-type="float">
            <text:p>3820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Алапаевск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38198" calcext:value-type="float">
            <text:p>38198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Темрюк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38014" calcext:value-type="float">
            <text:p>38014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Южноуральск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37890" calcext:value-type="float">
            <text:p>37890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Учалы </text:p>
          </table:table-cell>
          <table:table-cell office:value-type="string" calcext:value-type="string">
            <text:p>Башкорто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37771" calcext:value-type="float">
            <text:p>37771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Вичуга </text:p>
          </table:table-cell>
          <table:table-cell office:value-type="string" calcext:value-type="string">
            <text:p>Иван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7609" calcext:value-type="float">
            <text:p>3760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Дальнегорск </text:p>
          </table:table-cell>
          <table:table-cell office:value-type="string" calcext:value-type="string">
            <text:p>Примор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37503" calcext:value-type="float">
            <text:p>37503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Протвино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7308" calcext:value-type="float">
            <text:p>37308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Мирный </text:p>
          </table:table-cell>
          <table:table-cell office:value-type="string" calcext:value-type="string">
            <text:p>Якутия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37179" calcext:value-type="float">
            <text:p>37179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Нижнеудинск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37056" calcext:value-type="float">
            <text:p>37056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Лесозаводск </text:p>
          </table:table-cell>
          <table:table-cell office:value-type="string" calcext:value-type="string">
            <text:p>Примор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36975" calcext:value-type="float">
            <text:p>36975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Баксан </text:p>
          </table:table-cell>
          <table:table-cell office:value-type="string" calcext:value-type="string">
            <text:p>Кабардино-Балкар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36857" calcext:value-type="float">
            <text:p>36857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Беслан </text:p>
          </table:table-cell>
          <table:table-cell office:value-type="string" calcext:value-type="string">
            <text:p>Северная Осетия — Алан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36724" calcext:value-type="float">
            <text:p>36724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Ялуторовск </text:p>
          </table:table-cell>
          <table:table-cell office:value-type="string" calcext:value-type="string">
            <text:p>Тюме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36494" calcext:value-type="float">
            <text:p>36494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Миллерово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36493" calcext:value-type="float">
            <text:p>36493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Луга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36409" calcext:value-type="float">
            <text:p>36409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Кизилюрт </text:p>
          </table:table-cell>
          <table:table-cell office:value-type="string" calcext:value-type="string">
            <text:p>Дагестан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36187" calcext:value-type="float">
            <text:p>36187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Фурманов </text:p>
          </table:table-cell>
          <table:table-cell office:value-type="string" calcext:value-type="string">
            <text:p>Иван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6149" calcext:value-type="float">
            <text:p>36149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Краснознаменск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6057" calcext:value-type="float">
            <text:p>36057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Зеленокумск </text:p>
          </table:table-cell>
          <table:table-cell office:value-type="string" calcext:value-type="string">
            <text:p>Ставропольский край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35790" calcext:value-type="float">
            <text:p>35790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Кулебаки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35762" calcext:value-type="float">
            <text:p>35762</text:p>
          </table:table-cell>
          <table:table-cell office:value-type="string" calcext:value-type="string">
            <text:p>1677-167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Добрянка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35720" calcext:value-type="float">
            <text:p>35720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Кандалакша </text:p>
          </table:table-cell>
          <table:table-cell office:value-type="string" calcext:value-type="string">
            <text:p>Мурман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35659" calcext:value-type="float">
            <text:p>35659</text:p>
          </table:table-cell>
          <table:table-cell office:value-type="string" calcext:value-type="string">
            <text:p>11 век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Тында </text:p>
          </table:table-cell>
          <table:table-cell office:value-type="string" calcext:value-type="string">
            <text:p>Амур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35574" calcext:value-type="float">
            <text:p>35574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Тайшет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35481" calcext:value-type="float">
            <text:p>35481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Тавда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35421" calcext:value-type="float">
            <text:p>35421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Сердобск </text:p>
          </table:table-cell>
          <table:table-cell office:value-type="string" calcext:value-type="string">
            <text:p>Пензен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35393" calcext:value-type="float">
            <text:p>35393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Валуйки </text:p>
          </table:table-cell>
          <table:table-cell office:value-type="string" calcext:value-type="string">
            <text:p>Белгород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5322" calcext:value-type="float">
            <text:p>35322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Гулькевичи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35225" calcext:value-type="float">
            <text:p>3522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Вятские Поляны </text:p>
          </table:table-cell>
          <table:table-cell office:value-type="string" calcext:value-type="string">
            <text:p>Кир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35159" calcext:value-type="float">
            <text:p>3515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Истра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5106" calcext:value-type="float">
            <text:p>35106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Тейково </text:p>
          </table:table-cell>
          <table:table-cell office:value-type="string" calcext:value-type="string">
            <text:p>Иван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4993" calcext:value-type="float">
            <text:p>34993</text:p>
          </table:table-cell>
          <table:table-cell office:value-type="string" calcext:value-type="string">
            <text:p>17 век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бинск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34926" calcext:value-type="float">
            <text:p>34926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Азнакаево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34859" calcext:value-type="float">
            <text:p>34859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Новокубанск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34847" calcext:value-type="float">
            <text:p>34847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Сухой Лог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34836" calcext:value-type="float">
            <text:p>34836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Углич </text:p>
          </table:table-cell>
          <table:table-cell office:value-type="string" calcext:value-type="string">
            <text:p>Яросла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4505" calcext:value-type="float">
            <text:p>34505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Кинель </text:p>
          </table:table-cell>
          <table:table-cell office:value-type="string" calcext:value-type="string">
            <text:p>Самар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34472" calcext:value-type="float">
            <text:p>34472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Благовещенск </text:p>
          </table:table-cell>
          <table:table-cell office:value-type="string" calcext:value-type="string">
            <text:p>Башкорто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34246" calcext:value-type="float">
            <text:p>34246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Югорск </text:p>
          </table:table-cell>
          <table:table-cell office:value-type="string" calcext:value-type="string">
            <text:p>Ханты-Мансийский АО — Югра </text:p>
          </table:table-cell>
          <table:table-cell office:value-type="string" calcext:value-type="string">
            <text:p>Уральский </text:p>
          </table:table-cell>
          <table:table-cell office:value-type="float" office:value="34066" calcext:value-type="float">
            <text:p>34066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Слободской </text:p>
          </table:table-cell>
          <table:table-cell office:value-type="string" calcext:value-type="string">
            <text:p>Кир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33983" calcext:value-type="float">
            <text:p>33983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Острогожск </text:p>
          </table:table-cell>
          <table:table-cell office:value-type="string" calcext:value-type="string">
            <text:p>Вороне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3842" calcext:value-type="float">
            <text:p>33842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Трёхгорный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33678" calcext:value-type="float">
            <text:p>33678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Сланцы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33587" calcext:value-type="float">
            <text:p>33587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Корсаков </text:p>
          </table:table-cell>
          <table:table-cell office:value-type="string" calcext:value-type="string">
            <text:p>Сахалин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33526" calcext:value-type="float">
            <text:p>33526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Касимов </text:p>
          </table:table-cell>
          <table:table-cell office:value-type="string" calcext:value-type="string">
            <text:p>Ряза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3494" calcext:value-type="float">
            <text:p>33494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Шумерля </text:p>
          </table:table-cell>
          <table:table-cell office:value-type="string" calcext:value-type="string">
            <text:p>Чуваш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33412" calcext:value-type="float">
            <text:p>33412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Муравленко </text:p>
          </table:table-cell>
          <table:table-cell office:value-type="string" calcext:value-type="string">
            <text:p>Ямало-Ненецкий АО </text:p>
          </table:table-cell>
          <table:table-cell office:value-type="string" calcext:value-type="string">
            <text:p>Уральский </text:p>
          </table:table-cell>
          <table:table-cell office:value-type="float" office:value="33401" calcext:value-type="float">
            <text:p>33401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Чернушка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33275" calcext:value-type="float">
            <text:p>33275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Сосновоборск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33090" calcext:value-type="float">
            <text:p>33090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Кушва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33027" calcext:value-type="float">
            <text:p>33027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Кондопога </text:p>
          </table:table-cell>
          <table:table-cell office:value-type="string" calcext:value-type="string">
            <text:p>Карелия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32978" calcext:value-type="float">
            <text:p>32978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Артёмовский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32878" calcext:value-type="float">
            <text:p>32878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Шатура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2836" calcext:value-type="float">
            <text:p>32836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Благодарный </text:p>
          </table:table-cell>
          <table:table-cell office:value-type="string" calcext:value-type="string">
            <text:p>Ставропольский край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32736" calcext:value-type="float">
            <text:p>32736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Балтийск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32670" calcext:value-type="float">
            <text:p>32670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Нововоронеж </text:p>
          </table:table-cell>
          <table:table-cell office:value-type="string" calcext:value-type="string">
            <text:p>Вороне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2635" calcext:value-type="float">
            <text:p>32635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Нурлат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32600" calcext:value-type="float">
            <text:p>32600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Зима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32522" calcext:value-type="float">
            <text:p>3252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Котельники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2347" calcext:value-type="float">
            <text:p>32347</text:p>
          </table:table-cell>
          <table:table-cell office:value-type="string" calcext:value-type="string">
            <text:p>17 век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Приморско-Ахтарск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32253" calcext:value-type="float">
            <text:p>32253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Старая Русса </text:p>
          </table:table-cell>
          <table:table-cell office:value-type="string" calcext:value-type="string">
            <text:p>Новгор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32235" calcext:value-type="float">
            <text:p>32235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Инта </text:p>
          </table:table-cell>
          <table:table-cell office:value-type="string" calcext:value-type="string">
            <text:p>Коми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32021" calcext:value-type="float">
            <text:p>32021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Аша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31916" calcext:value-type="float">
            <text:p>31916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Богородицк </text:p>
          </table:table-cell>
          <table:table-cell office:value-type="string" calcext:value-type="string">
            <text:p>Туль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1897" calcext:value-type="float">
            <text:p>31897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Киров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1888" calcext:value-type="float">
            <text:p>31888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Котовск </text:p>
          </table:table-cell>
          <table:table-cell office:value-type="string" calcext:value-type="string">
            <text:p>Тамб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1851" calcext:value-type="float">
            <text:p>31851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Ростов </text:p>
          </table:table-cell>
          <table:table-cell office:value-type="string" calcext:value-type="string">
            <text:p>Яросла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1791" calcext:value-type="float">
            <text:p>31791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Богданович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31752" calcext:value-type="float">
            <text:p>31752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Гагарин </text:p>
          </table:table-cell>
          <table:table-cell office:value-type="string" calcext:value-type="string">
            <text:p>Смоле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1721" calcext:value-type="float">
            <text:p>31721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Нарткала </text:p>
          </table:table-cell>
          <table:table-cell office:value-type="string" calcext:value-type="string">
            <text:p>Кабардино-Балкар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31679" calcext:value-type="float">
            <text:p>31679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Великий Устюг </text:p>
          </table:table-cell>
          <table:table-cell office:value-type="string" calcext:value-type="string">
            <text:p>Волог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31664" calcext:value-type="float">
            <text:p>31664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Маркс 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31535" calcext:value-type="float">
            <text:p>31535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жайск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1388" calcext:value-type="float">
            <text:p>31388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Борзя </text:p>
          </table:table-cell>
          <table:table-cell office:value-type="string" calcext:value-type="string">
            <text:p>Забайкаль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31376" calcext:value-type="float">
            <text:p>31376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Ликино-Дулёво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1331" calcext:value-type="float">
            <text:p>31331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Дюртюли </text:p>
          </table:table-cell>
          <table:table-cell office:value-type="string" calcext:value-type="string">
            <text:p>Башкорто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31272" calcext:value-type="float">
            <text:p>31272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Петровск 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31158" calcext:value-type="float">
            <text:p>31158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Карабулак </text:p>
          </table:table-cell>
          <table:table-cell office:value-type="string" calcext:value-type="string">
            <text:p>Ингушет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31081" calcext:value-type="float">
            <text:p>31081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Малгобек </text:p>
          </table:table-cell>
          <table:table-cell office:value-type="string" calcext:value-type="string">
            <text:p>Ингушет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31076" calcext:value-type="float">
            <text:p>31076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Удомля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1048" calcext:value-type="float">
            <text:p>31048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Холмск </text:p>
          </table:table-cell>
          <table:table-cell office:value-type="string" calcext:value-type="string">
            <text:p>Сахалин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30936" calcext:value-type="float">
            <text:p>30936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Кудымкар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30711" calcext:value-type="float">
            <text:p>30711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Городец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30699" calcext:value-type="float">
            <text:p>30699</text:p>
          </table:table-cell>
          <table:table-cell office:value-type="string" calcext:value-type="string">
            <text:p>12 век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Дагестанские Огни </text:p>
          </table:table-cell>
          <table:table-cell office:value-type="string" calcext:value-type="string">
            <text:p>Дагестан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30671" calcext:value-type="float">
            <text:p>30671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Усть-Джегута </text:p>
          </table:table-cell>
          <table:table-cell office:value-type="string" calcext:value-type="string">
            <text:p>Карачаево-Черкес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30602" calcext:value-type="float">
            <text:p>30602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Верхний Уфалей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30504" calcext:value-type="float">
            <text:p>30504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Малоярославец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0401" calcext:value-type="float">
            <text:p>30401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Скопин </text:p>
          </table:table-cell>
          <table:table-cell office:value-type="string" calcext:value-type="string">
            <text:p>Ряза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0374" calcext:value-type="float">
            <text:p>30374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Славгород </text:p>
          </table:table-cell>
          <table:table-cell office:value-type="string" calcext:value-type="string">
            <text:p>Алтай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30370" calcext:value-type="float">
            <text:p>30370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Мирный </text:p>
          </table:table-cell>
          <table:table-cell office:value-type="string" calcext:value-type="string">
            <text:p>Архангель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30259" calcext:value-type="float">
            <text:p>30259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Барабинск </text:p>
          </table:table-cell>
          <table:table-cell office:value-type="string" calcext:value-type="string">
            <text:p>Новосибир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30250" calcext:value-type="float">
            <text:p>30250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Еманжелинск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30218" calcext:value-type="float">
            <text:p>30218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Сорочинск </text:p>
          </table:table-cell>
          <table:table-cell office:value-type="string" calcext:value-type="string">
            <text:p>Оренбург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30136" calcext:value-type="float">
            <text:p>30136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Горячий Ключ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30093" calcext:value-type="float">
            <text:p>30093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Киржач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0044" calcext:value-type="float">
            <text:p>30044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Луховицы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9849" calcext:value-type="float">
            <text:p>29849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Десногорск </text:p>
          </table:table-cell>
          <table:table-cell office:value-type="string" calcext:value-type="string">
            <text:p>Смоле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9677" calcext:value-type="float">
            <text:p>29677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Сегежа </text:p>
          </table:table-cell>
          <table:table-cell office:value-type="string" calcext:value-type="string">
            <text:p>Карелия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9660" calcext:value-type="float">
            <text:p>29660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Аргун </text:p>
          </table:table-cell>
          <table:table-cell office:value-type="string" calcext:value-type="string">
            <text:p>Чечн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29528" calcext:value-type="float">
            <text:p>29528</text:p>
          </table:table-cell>
          <table:table-cell office:value-type="string" calcext:value-type="string">
            <text:p>18 век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Дятьково </text:p>
          </table:table-cell>
          <table:table-cell office:value-type="string" calcext:value-type="string">
            <text:p>Бря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9438" calcext:value-type="float">
            <text:p>29438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Кохма </text:p>
          </table:table-cell>
          <table:table-cell office:value-type="string" calcext:value-type="string">
            <text:p>Иван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9408" calcext:value-type="float">
            <text:p>29408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Знаменск </text:p>
          </table:table-cell>
          <table:table-cell office:value-type="string" calcext:value-type="string">
            <text:p>Астрахан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29357" calcext:value-type="float">
            <text:p>29357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Дедовск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9280" calcext:value-type="float">
            <text:p>29280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Североуральск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29279" calcext:value-type="float">
            <text:p>29279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Карталы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29136" calcext:value-type="float">
            <text:p>29136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Карпинск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29118" calcext:value-type="float">
            <text:p>29118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лушта </text:p>
          </table:table-cell>
          <table:table-cell office:value-type="string" calcext:value-type="string">
            <text:p>Крым </text:p>
          </table:table-cell>
          <table:table-cell office:value-type="string" calcext:value-type="string">
            <text:p>Южный </text:p>
          </table:table-cell>
          <table:table-cell office:value-type="float" office:value="29078" calcext:value-type="float">
            <text:p>29078</text:p>
          </table:table-cell>
          <table:table-cell office:value-type="string" calcext:value-type="string">
            <text:p>6 век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Карасук </text:p>
          </table:table-cell>
          <table:table-cell office:value-type="string" calcext:value-type="string">
            <text:p>Новосибир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28929" calcext:value-type="float">
            <text:p>28929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Кировск </text:p>
          </table:table-cell>
          <table:table-cell office:value-type="string" calcext:value-type="string">
            <text:p>Мурман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8659" calcext:value-type="float">
            <text:p>28659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Топки </text:p>
          </table:table-cell>
          <table:table-cell office:value-type="string" calcext:value-type="string">
            <text:p>Кемеров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28642" calcext:value-type="float">
            <text:p>28642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Алейск </text:p>
          </table:table-cell>
          <table:table-cell office:value-type="string" calcext:value-type="string">
            <text:p>Алтай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28528" calcext:value-type="float">
            <text:p>28528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Кимовск </text:p>
          </table:table-cell>
          <table:table-cell office:value-type="string" calcext:value-type="string">
            <text:p>Туль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8493" calcext:value-type="float">
            <text:p>28493</text:p>
          </table:table-cell>
          <table:table-cell office:value-type="string" calcext:value-type="string">
            <text:p>17 век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Костомукша </text:p>
          </table:table-cell>
          <table:table-cell office:value-type="string" calcext:value-type="string">
            <text:p>Карелия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8433" calcext:value-type="float">
            <text:p>28433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Дивногорск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28271" calcext:value-type="float">
            <text:p>28271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Гусев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8260" calcext:value-type="float">
            <text:p>28260</text:p>
          </table:table-cell>
          <table:table-cell office:value-type="string" calcext:value-type="string">
            <text:p>16 век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Похвистнево </text:p>
          </table:table-cell>
          <table:table-cell office:value-type="string" calcext:value-type="string">
            <text:p>Самар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8181" calcext:value-type="float">
            <text:p>28181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Сасово </text:p>
          </table:table-cell>
          <table:table-cell office:value-type="string" calcext:value-type="string">
            <text:p>Ряза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8117" calcext:value-type="float">
            <text:p>28117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Сосногорск </text:p>
          </table:table-cell>
          <table:table-cell office:value-type="string" calcext:value-type="string">
            <text:p>Коми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7809" calcext:value-type="float">
            <text:p>2780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Советская Гавань </text:p>
          </table:table-cell>
          <table:table-cell office:value-type="string" calcext:value-type="string">
            <text:p>Хабаров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27712" calcext:value-type="float">
            <text:p>27712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Нефтекумск </text:p>
          </table:table-cell>
          <table:table-cell office:value-type="string" calcext:value-type="string">
            <text:p>Ставропольский край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27700" calcext:value-type="float">
            <text:p>27700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Морозовск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27644" calcext:value-type="float">
            <text:p>27644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Полысаево </text:p>
          </table:table-cell>
          <table:table-cell office:value-type="string" calcext:value-type="string">
            <text:p>Кемеров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27624" calcext:value-type="float">
            <text:p>27624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Дальнереченск </text:p>
          </table:table-cell>
          <table:table-cell office:value-type="string" calcext:value-type="string">
            <text:p>Примор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27601" calcext:value-type="float">
            <text:p>27601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Губаха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27544" calcext:value-type="float">
            <text:p>27544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Бахчисарай </text:p>
          </table:table-cell>
          <table:table-cell office:value-type="string" calcext:value-type="string">
            <text:p>Крым </text:p>
          </table:table-cell>
          <table:table-cell office:value-type="string" calcext:value-type="string">
            <text:p>Южный </text:p>
          </table:table-cell>
          <table:table-cell office:value-type="float" office:value="27448" calcext:value-type="float">
            <text:p>27448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Медногорск </text:p>
          </table:table-cell>
          <table:table-cell office:value-type="string" calcext:value-type="string">
            <text:p>Оренбург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7253" calcext:value-type="float">
            <text:p>27253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Октябрьск </text:p>
          </table:table-cell>
          <table:table-cell office:value-type="string" calcext:value-type="string">
            <text:p>Самар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7244" calcext:value-type="float">
            <text:p>27244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Бутурлиновка </text:p>
          </table:table-cell>
          <table:table-cell office:value-type="string" calcext:value-type="string">
            <text:p>Вороне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7208" calcext:value-type="float">
            <text:p>27208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Янаул </text:p>
          </table:table-cell>
          <table:table-cell office:value-type="string" calcext:value-type="string">
            <text:p>Башкорто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26988" calcext:value-type="float">
            <text:p>26988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Лабытнанги </text:p>
          </table:table-cell>
          <table:table-cell office:value-type="string" calcext:value-type="string">
            <text:p>Ямало-Ненецкий АО </text:p>
          </table:table-cell>
          <table:table-cell office:value-type="string" calcext:value-type="string">
            <text:p>Уральский </text:p>
          </table:table-cell>
          <table:table-cell office:value-type="float" office:value="26948" calcext:value-type="float">
            <text:p>26948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Калач-на-Дону </text:p>
          </table:table-cell>
          <table:table-cell office:value-type="string" calcext:value-type="string">
            <text:p>Волгоград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26892" calcext:value-type="float">
            <text:p>26892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Камышлов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26875" calcext:value-type="float">
            <text:p>26875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Зерноград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26850" calcext:value-type="float">
            <text:p>26850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Уварово </text:p>
          </table:table-cell>
          <table:table-cell office:value-type="string" calcext:value-type="string">
            <text:p>Тамб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6829" calcext:value-type="float">
            <text:p>26829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Заречный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26803" calcext:value-type="float">
            <text:p>26803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Новоалександровск </text:p>
          </table:table-cell>
          <table:table-cell office:value-type="string" calcext:value-type="string">
            <text:p>Ставропольский край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26759" calcext:value-type="float">
            <text:p>26759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Майский </text:p>
          </table:table-cell>
          <table:table-cell office:value-type="string" calcext:value-type="string">
            <text:p>Кабардино-Балкар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26755" calcext:value-type="float">
            <text:p>26755</text:p>
          </table:table-cell>
          <table:table-cell office:value-type="string" calcext:value-type="string">
            <text:p>19 век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Тара </text:p>
          </table:table-cell>
          <table:table-cell office:value-type="string" calcext:value-type="string">
            <text:p>Ом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26664" calcext:value-type="float">
            <text:p>26664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Новопавловск </text:p>
          </table:table-cell>
          <table:table-cell office:value-type="string" calcext:value-type="string">
            <text:p>Ставропольский край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26556" calcext:value-type="float">
            <text:p>26556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Советский </text:p>
          </table:table-cell>
          <table:table-cell office:value-type="string" calcext:value-type="string">
            <text:p>Ханты-Мансийский АО — Югра</text:p>
          </table:table-cell>
          <table:table-cell office:value-type="string" calcext:value-type="string">
            <text:p>Уральский </text:p>
          </table:table-cell>
          <table:table-cell office:value-type="float" office:value="26434" calcext:value-type="float">
            <text:p>26434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Балабаново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6337" calcext:value-type="float">
            <text:p>26337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Родники </text:p>
          </table:table-cell>
          <table:table-cell office:value-type="string" calcext:value-type="string">
            <text:p>Иван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6318" calcext:value-type="float">
            <text:p>26318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Соль-Илецк </text:p>
          </table:table-cell>
          <table:table-cell office:value-type="string" calcext:value-type="string">
            <text:p>Оренбург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6308" calcext:value-type="float">
            <text:p>26308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Красноармейск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6294" calcext:value-type="float">
            <text:p>26294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Красноперекопск </text:p>
          </table:table-cell>
          <table:table-cell office:value-type="string" calcext:value-type="string">
            <text:p>Крым </text:p>
          </table:table-cell>
          <table:table-cell office:value-type="string" calcext:value-type="string">
            <text:p>Южный </text:p>
          </table:table-cell>
          <table:table-cell office:value-type="float" office:value="26268" calcext:value-type="float">
            <text:p>26268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Унеча </text:p>
          </table:table-cell>
          <table:table-cell office:value-type="string" calcext:value-type="string">
            <text:p>Бря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6196" calcext:value-type="float">
            <text:p>26196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Кувандык </text:p>
          </table:table-cell>
          <table:table-cell office:value-type="string" calcext:value-type="string">
            <text:p>Оренбург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6176" calcext:value-type="float">
            <text:p>26176</text:p>
          </table:table-cell>
          <table:table-cell office:value-type="string" calcext:value-type="string">
            <text:p>19 век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Обь </text:p>
          </table:table-cell>
          <table:table-cell office:value-type="string" calcext:value-type="string">
            <text:p>Новосибир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26137" calcext:value-type="float">
            <text:p>26137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Железногорск-Илимский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26134" calcext:value-type="float">
            <text:p>26134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Татарск </text:p>
          </table:table-cell>
          <table:table-cell office:value-type="string" calcext:value-type="string">
            <text:p>Новосибир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26114" calcext:value-type="float">
            <text:p>26114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Ипатово </text:p>
          </table:table-cell>
          <table:table-cell office:value-type="string" calcext:value-type="string">
            <text:p>Ставропольский край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26055" calcext:value-type="float">
            <text:p>26055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Семилуки </text:p>
          </table:table-cell>
          <table:table-cell office:value-type="string" calcext:value-type="string">
            <text:p>Вороне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6025" calcext:value-type="float">
            <text:p>26025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Исилькуль </text:p>
          </table:table-cell>
          <table:table-cell office:value-type="string" calcext:value-type="string">
            <text:p>Ом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25905" calcext:value-type="float">
            <text:p>25905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Озёры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5788" calcext:value-type="float">
            <text:p>25788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Буй </text:p>
          </table:table-cell>
          <table:table-cell office:value-type="string" calcext:value-type="string">
            <text:p>Костром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5763" calcext:value-type="float">
            <text:p>25763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Заводоуковск </text:p>
          </table:table-cell>
          <table:table-cell office:value-type="string" calcext:value-type="string">
            <text:p>Тюме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25657" calcext:value-type="float">
            <text:p>25657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Кировск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5633" calcext:value-type="float">
            <text:p>25633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Аткарск 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5620" calcext:value-type="float">
            <text:p>25620</text:p>
          </table:table-cell>
          <table:table-cell office:value-type="string" calcext:value-type="string">
            <text:p>18 век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Асино </text:p>
          </table:table-cell>
          <table:table-cell office:value-type="string" calcext:value-type="string">
            <text:p>Том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25614" calcext:value-type="float">
            <text:p>25614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Киреевск </text:p>
          </table:table-cell>
          <table:table-cell office:value-type="string" calcext:value-type="string">
            <text:p>Туль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5585" calcext:value-type="float">
            <text:p>25585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Богородск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5497" calcext:value-type="float">
            <text:p>2549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Тайга </text:p>
          </table:table-cell>
          <table:table-cell office:value-type="string" calcext:value-type="string">
            <text:p>Кемеров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25330" calcext:value-type="float">
            <text:p>25330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Невьянск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25147" calcext:value-type="float">
            <text:p>25147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Саки </text:p>
          </table:table-cell>
          <table:table-cell office:value-type="string" calcext:value-type="string">
            <text:p>Крым </text:p>
          </table:table-cell>
          <table:table-cell office:value-type="string" calcext:value-type="string">
            <text:p>Южный </text:p>
          </table:table-cell>
          <table:table-cell office:value-type="float" office:value="25146" calcext:value-type="float">
            <text:p>25146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Павловск </text:p>
          </table:table-cell>
          <table:table-cell office:value-type="string" calcext:value-type="string">
            <text:p>Вороне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5126" calcext:value-type="float">
            <text:p>25126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Зея </text:p>
          </table:table-cell>
          <table:table-cell office:value-type="string" calcext:value-type="string">
            <text:p>Амур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25042" calcext:value-type="float">
            <text:p>25042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Котельнич </text:p>
          </table:table-cell>
          <table:table-cell office:value-type="string" calcext:value-type="string">
            <text:p>Кир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4979" calcext:value-type="float">
            <text:p>24979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Красноуральск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24973" calcext:value-type="float">
            <text:p>2497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Ленск </text:p>
          </table:table-cell>
          <table:table-cell office:value-type="string" calcext:value-type="string">
            <text:p>Якутия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24955" calcext:value-type="float">
            <text:p>24955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Гурьевск </text:p>
          </table:table-cell>
          <table:table-cell office:value-type="string" calcext:value-type="string">
            <text:p>Кемеров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24816" calcext:value-type="float">
            <text:p>24816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Зарайск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4648" calcext:value-type="float">
            <text:p>24648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Бежецк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4517" calcext:value-type="float">
            <text:p>24517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Железноводск </text:p>
          </table:table-cell>
          <table:table-cell office:value-type="string" calcext:value-type="string">
            <text:p>Ставропольский край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24496" calcext:value-type="float">
            <text:p>24496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Семёнов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4472" calcext:value-type="float">
            <text:p>24472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Красноармейск 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4362" calcext:value-type="float">
            <text:p>24362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Колпашево </text:p>
          </table:table-cell>
          <table:table-cell office:value-type="string" calcext:value-type="string">
            <text:p>Том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24126" calcext:value-type="float">
            <text:p>24126</text:p>
          </table:table-cell>
          <table:table-cell office:value-type="string" calcext:value-type="string">
            <text:p>17 век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Котово </text:p>
          </table:table-cell>
          <table:table-cell office:value-type="string" calcext:value-type="string">
            <text:p>Волгоград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24104" calcext:value-type="float">
            <text:p>24104</text:p>
          </table:table-cell>
          <table:table-cell office:value-type="string" calcext:value-type="string">
            <text:p>1710-е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Давлеканово </text:p>
          </table:table-cell>
          <table:table-cell office:value-type="string" calcext:value-type="string">
            <text:p>Башкорто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24040" calcext:value-type="float">
            <text:p>24040</text:p>
          </table:table-cell>
          <table:table-cell office:value-type="string" calcext:value-type="string">
            <text:p>18 век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Калачинск </text:p>
          </table:table-cell>
          <table:table-cell office:value-type="string" calcext:value-type="string">
            <text:p>Ом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24000" calcext:value-type="float">
            <text:p>24000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Строитель </text:p>
          </table:table-cell>
          <table:table-cell office:value-type="string" calcext:value-type="string">
            <text:p>Белгород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3933" calcext:value-type="float">
            <text:p>23933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Вельск </text:p>
          </table:table-cell>
          <table:table-cell office:value-type="string" calcext:value-type="string">
            <text:p>Архангель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3885" calcext:value-type="float">
            <text:p>23885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Семикаракорск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23884" calcext:value-type="float">
            <text:p>23884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Отрадное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3874" calcext:value-type="float">
            <text:p>23874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Карачаевск </text:p>
          </table:table-cell>
          <table:table-cell office:value-type="string" calcext:value-type="string">
            <text:p>Карачаево-Черкес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23848" calcext:value-type="float">
            <text:p>23848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Фокино </text:p>
          </table:table-cell>
          <table:table-cell office:value-type="string" calcext:value-type="string">
            <text:p>Примор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23683" calcext:value-type="float">
            <text:p>23683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Северобайкальск </text:p>
          </table:table-cell>
          <table:table-cell office:value-type="string" calcext:value-type="string">
            <text:p>Бурятия </text:p>
          </table:table-cell>
          <table:table-cell office:value-type="string" calcext:value-type="string">
            <text:p>Сибирский </text:p>
          </table:table-cell>
          <table:table-cell office:value-type="float" office:value="23673" calcext:value-type="float">
            <text:p>23673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Шарья </text:p>
          </table:table-cell>
          <table:table-cell office:value-type="string" calcext:value-type="string">
            <text:p>Костром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3668" calcext:value-type="float">
            <text:p>23668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Омутнинск </text:p>
          </table:table-cell>
          <table:table-cell office:value-type="string" calcext:value-type="string">
            <text:p>Кир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3618" calcext:value-type="float">
            <text:p>23618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Усть-Катав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23586" calcext:value-type="float">
            <text:p>23586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Бологое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3499" calcext:value-type="float">
            <text:p>23499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Волоколамск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3386" calcext:value-type="float">
            <text:p>23386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Губкинский </text:p>
          </table:table-cell>
          <table:table-cell office:value-type="string" calcext:value-type="string">
            <text:p>Ямало-Ненецкий АО </text:p>
          </table:table-cell>
          <table:table-cell office:value-type="string" calcext:value-type="string">
            <text:p>Уральский </text:p>
          </table:table-cell>
          <table:table-cell office:value-type="float" office:value="23340" calcext:value-type="float">
            <text:p>23340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Гусиноозёрск </text:p>
          </table:table-cell>
          <table:table-cell office:value-type="string" calcext:value-type="string">
            <text:p>Бурятия </text:p>
          </table:table-cell>
          <table:table-cell office:value-type="string" calcext:value-type="string">
            <text:p>Сибирский </text:p>
          </table:table-cell>
          <table:table-cell office:value-type="float" office:value="23280" calcext:value-type="float">
            <text:p>2328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Таштагол </text:p>
          </table:table-cell>
          <table:table-cell office:value-type="string" calcext:value-type="string">
            <text:p>Кемеров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23114" calcext:value-type="float">
            <text:p>23114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Оленегорск </text:p>
          </table:table-cell>
          <table:table-cell office:value-type="string" calcext:value-type="string">
            <text:p>Мурман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3079" calcext:value-type="float">
            <text:p>23079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Оха </text:p>
          </table:table-cell>
          <table:table-cell office:value-type="string" calcext:value-type="string">
            <text:p>Сахалин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23007" calcext:value-type="float">
            <text:p>23007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Кубинка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2918" calcext:value-type="float">
            <text:p>22918</text:p>
          </table:table-cell>
          <table:table-cell office:value-type="string" calcext:value-type="string">
            <text:p>15 век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Вилючинск </text:p>
          </table:table-cell>
          <table:table-cell office:value-type="string" calcext:value-type="string">
            <text:p>Камчат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22905" calcext:value-type="float">
            <text:p>22905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Нелидово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2886" calcext:value-type="float">
            <text:p>22886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Нерехта </text:p>
          </table:table-cell>
          <table:table-cell office:value-type="string" calcext:value-type="string">
            <text:p>Костром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2817" calcext:value-type="float">
            <text:p>22817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Николаевск-на-Амуре </text:p>
          </table:table-cell>
          <table:table-cell office:value-type="string" calcext:value-type="string">
            <text:p>Хабаров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22773" calcext:value-type="float">
            <text:p>22773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Верещагино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22760" calcext:value-type="float">
            <text:p>22760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Курчалой </text:p>
          </table:table-cell>
          <table:table-cell office:value-type="string" calcext:value-type="string">
            <text:p>Чечн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22723" calcext:value-type="float">
            <text:p>2272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Нижний Ломов </text:p>
          </table:table-cell>
          <table:table-cell office:value-type="string" calcext:value-type="string">
            <text:p>Пензен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2678" calcext:value-type="float">
            <text:p>22678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Лосино-Петровский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2550" calcext:value-type="float">
            <text:p>22550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Лермонтов </text:p>
          </table:table-cell>
          <table:table-cell office:value-type="string" calcext:value-type="string">
            <text:p>Ставропольский край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22540" calcext:value-type="float">
            <text:p>22540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Вихоревка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22528" calcext:value-type="float">
            <text:p>22528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Никольск </text:p>
          </table:table-cell>
          <table:table-cell office:value-type="string" calcext:value-type="string">
            <text:p>Пензен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2471" calcext:value-type="float">
            <text:p>22471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Оса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22420" calcext:value-type="float">
            <text:p>22420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Зверево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22416" calcext:value-type="float">
            <text:p>22416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Няндома </text:p>
          </table:table-cell>
          <table:table-cell office:value-type="string" calcext:value-type="string">
            <text:p>Архангель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2354" calcext:value-type="float">
            <text:p>22354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Дудинка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22207" calcext:value-type="float">
            <text:p>22207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Электрогорск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2120" calcext:value-type="float">
            <text:p>22120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Бавлы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22109" calcext:value-type="float">
            <text:p>22109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Менделеевск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22075" calcext:value-type="float">
            <text:p>22075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Армянск </text:p>
          </table:table-cell>
          <table:table-cell office:value-type="string" calcext:value-type="string">
            <text:p>Крым </text:p>
          </table:table-cell>
          <table:table-cell office:value-type="string" calcext:value-type="string">
            <text:p>Южный </text:p>
          </table:table-cell>
          <table:table-cell office:value-type="float" office:value="21987" calcext:value-type="float">
            <text:p>21987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Кировград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21959" calcext:value-type="float">
            <text:p>21959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Калтан </text:p>
          </table:table-cell>
          <table:table-cell office:value-type="string" calcext:value-type="string">
            <text:p>Кемеров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21893" calcext:value-type="float">
            <text:p>2189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Лысково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1882" calcext:value-type="float">
            <text:p>21882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Старая Купавна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1859" calcext:value-type="float">
            <text:p>21859</text:p>
          </table:table-cell>
          <table:table-cell office:value-type="string" calcext:value-type="string">
            <text:p>14 век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Куровское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1821" calcext:value-type="float">
            <text:p>21821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Ряжск </text:p>
          </table:table-cell>
          <table:table-cell office:value-type="string" calcext:value-type="string">
            <text:p>Ряза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1676" calcext:value-type="float">
            <text:p>21676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Остров </text:p>
          </table:table-cell>
          <table:table-cell office:value-type="string" calcext:value-type="string">
            <text:p>Псков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1670" calcext:value-type="float">
            <text:p>21670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Хотьково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1612" calcext:value-type="float">
            <text:p>21612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Нижняя Тура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21596" calcext:value-type="float">
            <text:p>21596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Хадыженск </text:p>
          </table:table-cell>
          <table:table-cell office:value-type="string" calcext:value-type="string">
            <text:p>Краснодарский край </text:p>
          </table:table-cell>
          <table:table-cell office:value-type="string" calcext:value-type="string">
            <text:p>Южный </text:p>
          </table:table-cell>
          <table:table-cell office:value-type="float" office:value="21580" calcext:value-type="float">
            <text:p>21580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Пикалёво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1567" calcext:value-type="float">
            <text:p>21567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Тогучин </text:p>
          </table:table-cell>
          <table:table-cell office:value-type="string" calcext:value-type="string">
            <text:p>Новосибир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21531" calcext:value-type="float">
            <text:p>21531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Льгов </text:p>
          </table:table-cell>
          <table:table-cell office:value-type="string" calcext:value-type="string">
            <text:p>Ку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1452" calcext:value-type="float">
            <text:p>21452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Ершов 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1447" calcext:value-type="float">
            <text:p>21447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Сергач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1387" calcext:value-type="float">
            <text:p>21387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Светлый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1380" calcext:value-type="float">
            <text:p>21380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Онега </text:p>
          </table:table-cell>
          <table:table-cell office:value-type="string" calcext:value-type="string">
            <text:p>Архангель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1359" calcext:value-type="float">
            <text:p>21359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Шахунья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1337" calcext:value-type="float">
            <text:p>21337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Ковылкино </text:p>
          </table:table-cell>
          <table:table-cell office:value-type="string" calcext:value-type="string">
            <text:p>Мордов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21307" calcext:value-type="float">
            <text:p>21307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Нарьян-Мар </text:p>
          </table:table-cell>
          <table:table-cell office:value-type="string" calcext:value-type="string">
            <text:p>Ненецкий АО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1296" calcext:value-type="float">
            <text:p>21296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лдан </text:p>
          </table:table-cell>
          <table:table-cell office:value-type="string" calcext:value-type="string">
            <text:p>Якутия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21277" calcext:value-type="float">
            <text:p>21277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Рошаль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1265" calcext:value-type="float">
            <text:p>21265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Козьмодемьянск </text:p>
          </table:table-cell>
          <table:table-cell office:value-type="string" calcext:value-type="string">
            <text:p>Марий Эл </text:p>
          </table:table-cell>
          <table:table-cell office:value-type="string" calcext:value-type="string">
            <text:p>Приволжский </text:p>
          </table:table-cell>
          <table:table-cell office:value-type="float" office:value="21262" calcext:value-type="float">
            <text:p>21262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Бронницы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1102" calcext:value-type="float">
            <text:p>21102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Данков </text:p>
          </table:table-cell>
          <table:table-cell office:value-type="string" calcext:value-type="string">
            <text:p>Липец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1056" calcext:value-type="float">
            <text:p>21056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Лодейное Поле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1053" calcext:value-type="float">
            <text:p>21053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Боготол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21029" calcext:value-type="float">
            <text:p>21029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Тырныауз </text:p>
          </table:table-cell>
          <table:table-cell office:value-type="string" calcext:value-type="string">
            <text:p>Кабардино-Балкар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21000" calcext:value-type="float">
            <text:p>21000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Лебедянь </text:p>
          </table:table-cell>
          <table:table-cell office:value-type="string" calcext:value-type="string">
            <text:p>Липец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0991" calcext:value-type="float">
            <text:p>20991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Черноголовка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0986" calcext:value-type="float">
            <text:p>20986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Бакал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20953" calcext:value-type="float">
            <text:p>20953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лагир </text:p>
          </table:table-cell>
          <table:table-cell office:value-type="string" calcext:value-type="string">
            <text:p>Северная Осетия — Алан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20949" calcext:value-type="float">
            <text:p>2094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Абдулино </text:p>
          </table:table-cell>
          <table:table-cell office:value-type="string" calcext:value-type="string">
            <text:p>Оренбург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0663" calcext:value-type="float">
            <text:p>20663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Сысерть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20594" calcext:value-type="float">
            <text:p>20594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Суровикино </text:p>
          </table:table-cell>
          <table:table-cell office:value-type="string" calcext:value-type="string">
            <text:p>Волгоград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20527" calcext:value-type="float">
            <text:p>20527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Райчихинск </text:p>
          </table:table-cell>
          <table:table-cell office:value-type="string" calcext:value-type="string">
            <text:p>Амур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20499" calcext:value-type="float">
            <text:p>20499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Котельниково </text:p>
          </table:table-cell>
          <table:table-cell office:value-type="string" calcext:value-type="string">
            <text:p>Волгоград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20441" calcext:value-type="float">
            <text:p>20441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Тарко-Сале </text:p>
          </table:table-cell>
          <table:table-cell office:value-type="string" calcext:value-type="string">
            <text:p>Ямало-Ненецкий АО </text:p>
          </table:table-cell>
          <table:table-cell office:value-type="string" calcext:value-type="string">
            <text:p>Уральский </text:p>
          </table:table-cell>
          <table:table-cell office:value-type="float" office:value="20372" calcext:value-type="float">
            <text:p>20372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Среднеуральск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20357" calcext:value-type="float">
            <text:p>20357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Буинск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20342" calcext:value-type="float">
            <text:p>20342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Белоярский </text:p>
          </table:table-cell>
          <table:table-cell office:value-type="string" calcext:value-type="string">
            <text:p>Ханты-Мансийский АО — Югра </text:p>
          </table:table-cell>
          <table:table-cell office:value-type="string" calcext:value-type="string">
            <text:p>Уральский </text:p>
          </table:table-cell>
          <table:table-cell office:value-type="float" office:value="20283" calcext:value-type="float">
            <text:p>20283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Кизел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20277" calcext:value-type="float">
            <text:p>20277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Пролетарск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20267" calcext:value-type="float">
            <text:p>20267</text:p>
          </table:table-cell>
          <table:table-cell office:value-type="string" calcext:value-type="string">
            <text:p>17 век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Коммунар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0265" calcext:value-type="float">
            <text:p>20265</text:p>
          </table:table-cell>
          <table:table-cell office:value-type="string" calcext:value-type="string">
            <text:p>1840-е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Пущино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0263" calcext:value-type="float">
            <text:p>20263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Электроугли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0120" calcext:value-type="float">
            <text:p>20120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Калач </text:p>
          </table:table-cell>
          <table:table-cell office:value-type="string" calcext:value-type="string">
            <text:p>Вороне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0046" calcext:value-type="float">
            <text:p>20046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Кяхта </text:p>
          </table:table-cell>
          <table:table-cell office:value-type="string" calcext:value-type="string">
            <text:p>Бурятия </text:p>
          </table:table-cell>
          <table:table-cell office:value-type="string" calcext:value-type="string">
            <text:p>Сибирский </text:p>
          </table:table-cell>
          <table:table-cell office:value-type="float" office:value="20013" calcext:value-type="float">
            <text:p>20013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Шимановск </text:p>
          </table:table-cell>
          <table:table-cell office:value-type="string" calcext:value-type="string">
            <text:p>Амур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19815" calcext:value-type="float">
            <text:p>19815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Бобров </text:p>
          </table:table-cell>
          <table:table-cell office:value-type="string" calcext:value-type="string">
            <text:p>Вороне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9738" calcext:value-type="float">
            <text:p>19738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Карачев </text:p>
          </table:table-cell>
          <table:table-cell office:value-type="string" calcext:value-type="string">
            <text:p>Бря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9715" calcext:value-type="float">
            <text:p>19715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Юрьев-Польский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9588" calcext:value-type="float">
            <text:p>19588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Новый Оскол </text:p>
          </table:table-cell>
          <table:table-cell office:value-type="string" calcext:value-type="string">
            <text:p>Белгород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9530" calcext:value-type="float">
            <text:p>19530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Собинка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9482" calcext:value-type="float">
            <text:p>19482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Черепаново </text:p>
          </table:table-cell>
          <table:table-cell office:value-type="string" calcext:value-type="string">
            <text:p>Новосибир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19346" calcext:value-type="float">
            <text:p>19346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Никольское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9345" calcext:value-type="float">
            <text:p>19345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Новомичуринск </text:p>
          </table:table-cell>
          <table:table-cell office:value-type="string" calcext:value-type="string">
            <text:p>Ряза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9309" calcext:value-type="float">
            <text:p>19309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грыз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19299" calcext:value-type="float">
            <text:p>19299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Сортавала </text:p>
          </table:table-cell>
          <table:table-cell office:value-type="string" calcext:value-type="string">
            <text:p>Карелия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9215" calcext:value-type="float">
            <text:p>1921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Терек </text:p>
          </table:table-cell>
          <table:table-cell office:value-type="string" calcext:value-type="string">
            <text:p>Кабардино-Балкар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19170" calcext:value-type="float">
            <text:p>19170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Нытва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19041" calcext:value-type="float">
            <text:p>19041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Стародуб </text:p>
          </table:table-cell>
          <table:table-cell office:value-type="string" calcext:value-type="string">
            <text:p>Бря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9010" calcext:value-type="float">
            <text:p>19010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Суворов </text:p>
          </table:table-cell>
          <table:table-cell office:value-type="string" calcext:value-type="string">
            <text:p>Туль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8975" calcext:value-type="float">
            <text:p>18975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Приозерск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8929" calcext:value-type="float">
            <text:p>18929</text:p>
          </table:table-cell>
          <table:table-cell office:value-type="string" calcext:value-type="string">
            <text:p>12 век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Ковдор </text:p>
          </table:table-cell>
          <table:table-cell office:value-type="string" calcext:value-type="string">
            <text:p>Мурман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8836" calcext:value-type="float">
            <text:p>18836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Куса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8792" calcext:value-type="float">
            <text:p>18792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Ардон </text:p>
          </table:table-cell>
          <table:table-cell office:value-type="string" calcext:value-type="string">
            <text:p>Северная Осетия — Алан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18774" calcext:value-type="float">
            <text:p>18774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Енисейск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18769" calcext:value-type="float">
            <text:p>18769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Усмань </text:p>
          </table:table-cell>
          <table:table-cell office:value-type="string" calcext:value-type="string">
            <text:p>Липец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8752" calcext:value-type="float">
            <text:p>18752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Нефтегорск </text:p>
          </table:table-cell>
          <table:table-cell office:value-type="string" calcext:value-type="string">
            <text:p>Самар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8732" calcext:value-type="float">
            <text:p>18732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Подпорожье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8729" calcext:value-type="float">
            <text:p>1872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Петровск-Забайкальский </text:p>
          </table:table-cell>
          <table:table-cell office:value-type="string" calcext:value-type="string">
            <text:p>Забайкаль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18555" calcext:value-type="float">
            <text:p>18555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Инза </text:p>
          </table:table-cell>
          <table:table-cell office:value-type="string" calcext:value-type="string">
            <text:p>Ульян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8547" calcext:value-type="float">
            <text:p>18547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Слюдянка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18542" calcext:value-type="float">
            <text:p>18542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Апрелевка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8467" calcext:value-type="float">
            <text:p>18467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Рыбное </text:p>
          </table:table-cell>
          <table:table-cell office:value-type="string" calcext:value-type="string">
            <text:p>Ряза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8378" calcext:value-type="float">
            <text:p>18378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Талица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8339" calcext:value-type="float">
            <text:p>18339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Жуковка </text:p>
          </table:table-cell>
          <table:table-cell office:value-type="string" calcext:value-type="string">
            <text:p>Бря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8269" calcext:value-type="float">
            <text:p>18269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Радужный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8212" calcext:value-type="float">
            <text:p>18212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Харабали </text:p>
          </table:table-cell>
          <table:table-cell office:value-type="string" calcext:value-type="string">
            <text:p>Астрахан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18209" calcext:value-type="float">
            <text:p>18209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Козельск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8203" calcext:value-type="float">
            <text:p>18203</text:p>
          </table:table-cell>
          <table:table-cell office:value-type="string" calcext:value-type="string">
            <text:p>12 век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Арск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18114" calcext:value-type="float">
            <text:p>18114</text:p>
          </table:table-cell>
          <table:table-cell office:value-type="string" calcext:value-type="string">
            <text:p>13 век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Яровое </text:p>
          </table:table-cell>
          <table:table-cell office:value-type="string" calcext:value-type="string">
            <text:p>Алтай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18085" calcext:value-type="float">
            <text:p>18085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Осташков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8073" calcext:value-type="float">
            <text:p>18073</text:p>
          </table:table-cell>
          <table:table-cell office:value-type="string" calcext:value-type="string">
            <text:p>14 век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Туринск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7990" calcext:value-type="float">
            <text:p>1799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Чегем </text:p>
          </table:table-cell>
          <table:table-cell office:value-type="string" calcext:value-type="string">
            <text:p>Кабардино-Балкар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17988" calcext:value-type="float">
            <text:p>17988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Нижняя Салда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7969" calcext:value-type="float">
            <text:p>17969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Почеп </text:p>
          </table:table-cell>
          <table:table-cell office:value-type="string" calcext:value-type="string">
            <text:p>Бря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7933" calcext:value-type="float">
            <text:p>17933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Сельцо </text:p>
          </table:table-cell>
          <table:table-cell office:value-type="string" calcext:value-type="string">
            <text:p>Бря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7933" calcext:value-type="float">
            <text:p>17933</text:p>
          </table:table-cell>
          <table:table-cell office:value-type="string" calcext:value-type="string">
            <text:p>1870-е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Константиновск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17926" calcext:value-type="float">
            <text:p>17926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Новоаннинский </text:p>
          </table:table-cell>
          <table:table-cell office:value-type="string" calcext:value-type="string">
            <text:p>Волгоград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17911" calcext:value-type="float">
            <text:p>17911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Шумиха </text:p>
          </table:table-cell>
          <table:table-cell office:value-type="string" calcext:value-type="string">
            <text:p>Курга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7821" calcext:value-type="float">
            <text:p>17821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Гаврилов-Ям </text:p>
          </table:table-cell>
          <table:table-cell office:value-type="string" calcext:value-type="string">
            <text:p>Яросла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7792" calcext:value-type="float">
            <text:p>17792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Ивдель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7764" calcext:value-type="float">
            <text:p>17764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Покров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7762" calcext:value-type="float">
            <text:p>17762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Баймак </text:p>
          </table:table-cell>
          <table:table-cell office:value-type="string" calcext:value-type="string">
            <text:p>Башкорто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17710" calcext:value-type="float">
            <text:p>17710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Кукмор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17700" calcext:value-type="float">
            <text:p>17700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Поворино </text:p>
          </table:table-cell>
          <table:table-cell office:value-type="string" calcext:value-type="string">
            <text:p>Вороне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7692" calcext:value-type="float">
            <text:p>17692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Катав-Ивановск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7640" calcext:value-type="float">
            <text:p>17640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Мантурово </text:p>
          </table:table-cell>
          <table:table-cell office:value-type="string" calcext:value-type="string">
            <text:p>Костром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7479" calcext:value-type="float">
            <text:p>17479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Голицыно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7447" calcext:value-type="float">
            <text:p>17447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Бородино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17423" calcext:value-type="float">
            <text:p>17423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Межгорье </text:p>
          </table:table-cell>
          <table:table-cell office:value-type="string" calcext:value-type="string">
            <text:p>Башкорто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17353" calcext:value-type="float">
            <text:p>17353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Галич </text:p>
          </table:table-cell>
          <table:table-cell office:value-type="string" calcext:value-type="string">
            <text:p>Костром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7346" calcext:value-type="float">
            <text:p>17346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Пласт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7344" calcext:value-type="float">
            <text:p>17344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Полярный </text:p>
          </table:table-cell>
          <table:table-cell office:value-type="string" calcext:value-type="string">
            <text:p>Мурман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7304" calcext:value-type="float">
            <text:p>17304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Яранск </text:p>
          </table:table-cell>
          <table:table-cell office:value-type="string" calcext:value-type="string">
            <text:p>Кир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7252" calcext:value-type="float">
            <text:p>17252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Кирсанов </text:p>
          </table:table-cell>
          <table:table-cell office:value-type="string" calcext:value-type="string">
            <text:p>Тамб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7240" calcext:value-type="float">
            <text:p>17240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Бикин </text:p>
          </table:table-cell>
          <table:table-cell office:value-type="string" calcext:value-type="string">
            <text:p>Хабаров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17156" calcext:value-type="float">
            <text:p>17156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Барыш </text:p>
          </table:table-cell>
          <table:table-cell office:value-type="string" calcext:value-type="string">
            <text:p>Ульян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7149" calcext:value-type="float">
            <text:p>17149</text:p>
          </table:table-cell>
          <table:table-cell office:value-type="string" calcext:value-type="string">
            <text:p>17 век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Красновишерск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17129" calcext:value-type="float">
            <text:p>17129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база </text:p>
          </table:table-cell>
          <table:table-cell office:value-type="string" calcext:value-type="string">
            <text:p>Хакасия </text:p>
          </table:table-cell>
          <table:table-cell office:value-type="string" calcext:value-type="string">
            <text:p>Сибирский </text:p>
          </table:table-cell>
          <table:table-cell office:value-type="float" office:value="17111" calcext:value-type="float">
            <text:p>17111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Волгореченск </text:p>
          </table:table-cell>
          <table:table-cell office:value-type="string" calcext:value-type="string">
            <text:p>Костром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7108" calcext:value-type="float">
            <text:p>17108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Куртамыш </text:p>
          </table:table-cell>
          <table:table-cell office:value-type="string" calcext:value-type="string">
            <text:p>Курга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7098" calcext:value-type="float">
            <text:p>17098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Покачи </text:p>
          </table:table-cell>
          <table:table-cell office:value-type="string" calcext:value-type="string">
            <text:p>Ханты-Мансийский АО — Югра </text:p>
          </table:table-cell>
          <table:table-cell office:value-type="string" calcext:value-type="string">
            <text:p>Уральский </text:p>
          </table:table-cell>
          <table:table-cell office:value-type="float" office:value="17053" calcext:value-type="float">
            <text:p>17053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Щигры </text:p>
          </table:table-cell>
          <table:table-cell office:value-type="string" calcext:value-type="string">
            <text:p>Ку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18 век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Новоузенск 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7015" calcext:value-type="float">
            <text:p>17015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Касли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6998" calcext:value-type="float">
            <text:p>16998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Болотное </text:p>
          </table:table-cell>
          <table:table-cell office:value-type="string" calcext:value-type="string">
            <text:p>Новосибир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16969" calcext:value-type="float">
            <text:p>16969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Жирновск </text:p>
          </table:table-cell>
          <table:table-cell office:value-type="string" calcext:value-type="string">
            <text:p>Волгоград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16890" calcext:value-type="float">
            <text:p>16890</text:p>
          </table:table-cell>
          <table:table-cell office:value-type="string" calcext:value-type="string">
            <text:p>18 век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Ясногорск </text:p>
          </table:table-cell>
          <table:table-cell office:value-type="string" calcext:value-type="string">
            <text:p>Туль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6804" calcext:value-type="float">
            <text:p>16804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Приволжск </text:p>
          </table:table-cell>
          <table:table-cell office:value-type="string" calcext:value-type="string">
            <text:p>Иван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6749" calcext:value-type="float">
            <text:p>16749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Кондрово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6672" calcext:value-type="float">
            <text:p>16672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Бокситогорск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6593" calcext:value-type="float">
            <text:p>16593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Советск </text:p>
          </table:table-cell>
          <table:table-cell office:value-type="string" calcext:value-type="string">
            <text:p>Кир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6592" calcext:value-type="float">
            <text:p>16592</text:p>
          </table:table-cell>
          <table:table-cell office:value-type="string" calcext:value-type="string">
            <text:p>12 век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Судак </text:p>
          </table:table-cell>
          <table:table-cell office:value-type="string" calcext:value-type="string">
            <text:p>Крым </text:p>
          </table:table-cell>
          <table:table-cell office:value-type="string" calcext:value-type="string">
            <text:p>Южный </text:p>
          </table:table-cell>
          <table:table-cell office:value-type="float" office:value="16492" calcext:value-type="float">
            <text:p>1649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Мензелинск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16474" calcext:value-type="float">
            <text:p>16474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Поронайск </text:p>
          </table:table-cell>
          <table:table-cell office:value-type="string" calcext:value-type="string">
            <text:p>Сахалин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16461" calcext:value-type="float">
            <text:p>16461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Калининск 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6442" calcext:value-type="float">
            <text:p>16442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авашино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6413" calcext:value-type="float">
            <text:p>16413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Звенигород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6395" calcext:value-type="float">
            <text:p>16395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Агидель </text:p>
          </table:table-cell>
          <table:table-cell office:value-type="string" calcext:value-type="string">
            <text:p>Башкорто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16365" calcext:value-type="float">
            <text:p>16365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Белогорск </text:p>
          </table:table-cell>
          <table:table-cell office:value-type="string" calcext:value-type="string">
            <text:p>Крым </text:p>
          </table:table-cell>
          <table:table-cell office:value-type="string" calcext:value-type="string">
            <text:p>Южный </text:p>
          </table:table-cell>
          <table:table-cell office:value-type="float" office:value="16354" calcext:value-type="float">
            <text:p>16354</text:p>
          </table:table-cell>
          <table:table-cell office:value-type="string" calcext:value-type="string">
            <text:p>13 век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Невель </text:p>
          </table:table-cell>
          <table:table-cell office:value-type="string" calcext:value-type="string">
            <text:p>Псков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6324" calcext:value-type="float">
            <text:p>16324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Сухиничи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6295" calcext:value-type="float">
            <text:p>16295</text:p>
          </table:table-cell>
          <table:table-cell office:value-type="string" calcext:value-type="string">
            <text:p>18 век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Камызяк </text:p>
          </table:table-cell>
          <table:table-cell office:value-type="string" calcext:value-type="string">
            <text:p>Астрахан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16291" calcext:value-type="float">
            <text:p>16291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Плавск </text:p>
          </table:table-cell>
          <table:table-cell office:value-type="string" calcext:value-type="string">
            <text:p>Туль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6248" calcext:value-type="float">
            <text:p>16248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Кашин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6174" calcext:value-type="float">
            <text:p>16174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Чудово </text:p>
          </table:table-cell>
          <table:table-cell office:value-type="string" calcext:value-type="string">
            <text:p>Новгор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6148" calcext:value-type="float">
            <text:p>16148</text:p>
          </table:table-cell>
          <table:table-cell office:value-type="string" calcext:value-type="string">
            <text:p>16 век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Иланский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16108" calcext:value-type="float">
            <text:p>16108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Валдай </text:p>
          </table:table-cell>
          <table:table-cell office:value-type="string" calcext:value-type="string">
            <text:p>Новгор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6099" calcext:value-type="float">
            <text:p>16099</text:p>
          </table:table-cell>
          <table:table-cell office:value-type="string" calcext:value-type="string">
            <text:p>15 век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Ясный </text:p>
          </table:table-cell>
          <table:table-cell office:value-type="string" calcext:value-type="string">
            <text:p>Оренбург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6082" calcext:value-type="float">
            <text:p>16082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Ужур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16079" calcext:value-type="float">
            <text:p>16079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Новоульяновск </text:p>
          </table:table-cell>
          <table:table-cell office:value-type="string" calcext:value-type="string">
            <text:p>Ульян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6032" calcext:value-type="float">
            <text:p>16032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Краснослободск </text:p>
          </table:table-cell>
          <table:table-cell office:value-type="string" calcext:value-type="string">
            <text:p>Волгоград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16007" calcext:value-type="float">
            <text:p>16007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Палласовка </text:p>
          </table:table-cell>
          <table:table-cell office:value-type="string" calcext:value-type="string">
            <text:p>Волгоград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15984" calcext:value-type="float">
            <text:p>15984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Светогорск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5973" calcext:value-type="float">
            <text:p>15973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Пестово </text:p>
          </table:table-cell>
          <table:table-cell office:value-type="string" calcext:value-type="string">
            <text:p>Новгор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5911" calcext:value-type="float">
            <text:p>15911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Данилов </text:p>
          </table:table-cell>
          <table:table-cell office:value-type="string" calcext:value-type="string">
            <text:p>Яросла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5861" calcext:value-type="float">
            <text:p>15861</text:p>
          </table:table-cell>
          <table:table-cell office:value-type="string" calcext:value-type="string">
            <text:p>15 век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Заполярный </text:p>
          </table:table-cell>
          <table:table-cell office:value-type="string" calcext:value-type="string">
            <text:p>Мурман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5835" calcext:value-type="float">
            <text:p>15835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Лакинск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5707" calcext:value-type="float">
            <text:p>15707</text:p>
          </table:table-cell>
          <table:table-cell office:value-type="string" calcext:value-type="string">
            <text:p>15 век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Рыльск </text:p>
          </table:table-cell>
          <table:table-cell office:value-type="string" calcext:value-type="string">
            <text:p>Ку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5667" calcext:value-type="float">
            <text:p>15667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Медвежьегорск </text:p>
          </table:table-cell>
          <table:table-cell office:value-type="string" calcext:value-type="string">
            <text:p>Карелия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5536" calcext:value-type="float">
            <text:p>15536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Грязовец </text:p>
          </table:table-cell>
          <table:table-cell office:value-type="string" calcext:value-type="string">
            <text:p>Волог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5528" calcext:value-type="float">
            <text:p>15528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Ленинск </text:p>
          </table:table-cell>
          <table:table-cell office:value-type="string" calcext:value-type="string">
            <text:p>Волгоград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15527" calcext:value-type="float">
            <text:p>15527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Дегтярск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5521" calcext:value-type="float">
            <text:p>15521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Купино </text:p>
          </table:table-cell>
          <table:table-cell office:value-type="string" calcext:value-type="string">
            <text:p>Новосибир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15448" calcext:value-type="float">
            <text:p>15448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Бодайбо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15331" calcext:value-type="float">
            <text:p>15331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Венёв </text:p>
          </table:table-cell>
          <table:table-cell office:value-type="string" calcext:value-type="string">
            <text:p>Туль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5220" calcext:value-type="float">
            <text:p>15220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Жердевка </text:p>
          </table:table-cell>
          <table:table-cell office:value-type="string" calcext:value-type="string">
            <text:p>Тамб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5211" calcext:value-type="float">
            <text:p>15211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Меленки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5208" calcext:value-type="float">
            <text:p>15208</text:p>
          </table:table-cell>
          <table:table-cell office:value-type="string" calcext:value-type="string">
            <text:p>18 век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Петушки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5167" calcext:value-type="float">
            <text:p>15167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Полярные Зори </text:p>
          </table:table-cell>
          <table:table-cell office:value-type="string" calcext:value-type="string">
            <text:p>Мурман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5106" calcext:value-type="float">
            <text:p>15106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Николаевск </text:p>
          </table:table-cell>
          <table:table-cell office:value-type="string" calcext:value-type="string">
            <text:p>Волгоград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15081" calcext:value-type="float">
            <text:p>15081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Белокуриха </text:p>
          </table:table-cell>
          <table:table-cell office:value-type="string" calcext:value-type="string">
            <text:p>Алтай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15072" calcext:value-type="float">
            <text:p>15072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Цимлянск </text:p>
          </table:table-cell>
          <table:table-cell office:value-type="string" calcext:value-type="string">
            <text:p>Ростов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15029" calcext:value-type="float">
            <text:p>15029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лександровск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15022" calcext:value-type="float">
            <text:p>15022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Трубчевск </text:p>
          </table:table-cell>
          <table:table-cell office:value-type="string" calcext:value-type="string">
            <text:p>Бря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5014" calcext:value-type="float">
            <text:p>15014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Очёр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15003" calcext:value-type="float">
            <text:p>15003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Нерчинск </text:p>
          </table:table-cell>
          <table:table-cell office:value-type="string" calcext:value-type="string">
            <text:p>Забайкаль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14976" calcext:value-type="float">
            <text:p>14976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Лукоянов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4949" calcext:value-type="float">
            <text:p>14949</text:p>
          </table:table-cell>
          <table:table-cell office:value-type="string" calcext:value-type="string">
            <text:p>16 век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Карабаново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4868" calcext:value-type="float">
            <text:p>14868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Кодинск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14835" calcext:value-type="float">
            <text:p>14835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Емва </text:p>
          </table:table-cell>
          <table:table-cell office:value-type="string" calcext:value-type="string">
            <text:p>Коми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4574" calcext:value-type="float">
            <text:p>14574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Первомайск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4567" calcext:value-type="float">
            <text:p>14567</text:p>
          </table:table-cell>
          <table:table-cell office:value-type="string" calcext:value-type="string">
            <text:p>19 век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Вяземский </text:p>
          </table:table-cell>
          <table:table-cell office:value-type="string" calcext:value-type="string">
            <text:p>Хабаровский край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14556" calcext:value-type="float">
            <text:p>14556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Сим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4465" calcext:value-type="float">
            <text:p>14465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Мамадыш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14432" calcext:value-type="float">
            <text:p>14432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Красный Кут 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4420" calcext:value-type="float">
            <text:p>14420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Струнино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4372" calcext:value-type="float">
            <text:p>14372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Дубовка </text:p>
          </table:table-cell>
          <table:table-cell office:value-type="string" calcext:value-type="string">
            <text:p>Волгоград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14345" calcext:value-type="float">
            <text:p>14345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Лагань </text:p>
          </table:table-cell>
          <table:table-cell office:value-type="string" calcext:value-type="string">
            <text:p>Калмыкия </text:p>
          </table:table-cell>
          <table:table-cell office:value-type="string" calcext:value-type="string">
            <text:p>Южный </text:p>
          </table:table-cell>
          <table:table-cell office:value-type="float" office:value="14323" calcext:value-type="float">
            <text:p>14323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Арамиль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4227" calcext:value-type="float">
            <text:p>14227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Южа </text:p>
          </table:table-cell>
          <table:table-cell office:value-type="string" calcext:value-type="string">
            <text:p>Иван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4170" calcext:value-type="float">
            <text:p>14170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Пересвет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4142" calcext:value-type="float">
            <text:p>14142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Катайск </text:p>
          </table:table-cell>
          <table:table-cell office:value-type="string" calcext:value-type="string">
            <text:p>Курга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4017" calcext:value-type="float">
            <text:p>14017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Гороховец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4015" calcext:value-type="float">
            <text:p>14015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Шилка </text:p>
          </table:table-cell>
          <table:table-cell office:value-type="string" calcext:value-type="string">
            <text:p>Забайкаль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13947" calcext:value-type="float">
            <text:p>13947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Белёв </text:p>
          </table:table-cell>
          <table:table-cell office:value-type="string" calcext:value-type="string">
            <text:p>Туль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3918" calcext:value-type="float">
            <text:p>13918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Далматово </text:p>
          </table:table-cell>
          <table:table-cell office:value-type="string" calcext:value-type="string">
            <text:p>Курга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3913" calcext:value-type="float">
            <text:p>13913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Гвардейск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3888" calcext:value-type="float">
            <text:p>13888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Фокино </text:p>
          </table:table-cell>
          <table:table-cell office:value-type="string" calcext:value-type="string">
            <text:p>Бря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3874" calcext:value-type="float">
            <text:p>13874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Калязин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3870" calcext:value-type="float">
            <text:p>1387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Талдом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3819" calcext:value-type="float">
            <text:p>13819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Сясьстрой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3747" calcext:value-type="float">
            <text:p>13747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Свирск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13649" calcext:value-type="float">
            <text:p>13649</text:p>
          </table:table-cell>
          <table:table-cell office:value-type="string" calcext:value-type="string">
            <text:p>19 век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Байкальск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13589" calcext:value-type="float">
            <text:p>13589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Обоянь </text:p>
          </table:table-cell>
          <table:table-cell office:value-type="string" calcext:value-type="string">
            <text:p>Ку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3562" calcext:value-type="float">
            <text:p>13562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Кудрово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3501" calcext:value-type="float">
            <text:p>13501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Руза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3495" calcext:value-type="float">
            <text:p>13495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Цивильск </text:p>
          </table:table-cell>
          <table:table-cell office:value-type="string" calcext:value-type="string">
            <text:p>Чуваш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13478" calcext:value-type="float">
            <text:p>13478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к-Довурак </text:p>
          </table:table-cell>
          <table:table-cell office:value-type="string" calcext:value-type="string">
            <text:p>Тыва </text:p>
          </table:table-cell>
          <table:table-cell office:value-type="string" calcext:value-type="string">
            <text:p>Сибирский </text:p>
          </table:table-cell>
          <table:table-cell office:value-type="float" office:value="13469" calcext:value-type="float">
            <text:p>13469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Краснозаводск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3432" calcext:value-type="float">
            <text:p>13432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Шлиссельбург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3305" calcext:value-type="float">
            <text:p>13305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Петров Вал </text:p>
          </table:table-cell>
          <table:table-cell office:value-type="string" calcext:value-type="string">
            <text:p>Волгоград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13264" calcext:value-type="float">
            <text:p>13264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Яхрома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3248" calcext:value-type="float">
            <text:p>13248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Могоча </text:p>
          </table:table-cell>
          <table:table-cell office:value-type="string" calcext:value-type="string">
            <text:p>Забайкаль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13228" calcext:value-type="float">
            <text:p>13228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Хвалынск 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3199" calcext:value-type="float">
            <text:p>1319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Карабаш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3151" calcext:value-type="float">
            <text:p>13151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Камешково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3113" calcext:value-type="float">
            <text:p>13113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Кемь </text:p>
          </table:table-cell>
          <table:table-cell office:value-type="string" calcext:value-type="string">
            <text:p>Карелия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3061" calcext:value-type="float">
            <text:p>13061</text:p>
          </table:table-cell>
          <table:table-cell office:value-type="string" calcext:value-type="string">
            <text:p>14 век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надырь </text:p>
          </table:table-cell>
          <table:table-cell office:value-type="string" calcext:value-type="string">
            <text:p>Чукотский АО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13053" calcext:value-type="float">
            <text:p>13053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Горняк </text:p>
          </table:table-cell>
          <table:table-cell office:value-type="string" calcext:value-type="string">
            <text:p>Алтай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13040" calcext:value-type="float">
            <text:p>1304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Торопец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3018" calcext:value-type="float">
            <text:p>13018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Зеленоградск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3015" calcext:value-type="float">
            <text:p>13015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Аркадак 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2846" calcext:value-type="float">
            <text:p>12846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Снежногорск </text:p>
          </table:table-cell>
          <table:table-cell office:value-type="string" calcext:value-type="string">
            <text:p>Мурман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2698" calcext:value-type="float">
            <text:p>12698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Адыгейск </text:p>
          </table:table-cell>
          <table:table-cell office:value-type="string" calcext:value-type="string">
            <text:p>Адыгея </text:p>
          </table:table-cell>
          <table:table-cell office:value-type="string" calcext:value-type="string">
            <text:p>Южный </text:p>
          </table:table-cell>
          <table:table-cell office:value-type="float" office:value="12689" calcext:value-type="float">
            <text:p>12689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Уяр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12666" calcext:value-type="float">
            <text:p>12666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Кораблино </text:p>
          </table:table-cell>
          <table:table-cell office:value-type="string" calcext:value-type="string">
            <text:p>Ряза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2657" calcext:value-type="float">
            <text:p>12657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Чаплыгин </text:p>
          </table:table-cell>
          <table:table-cell office:value-type="string" calcext:value-type="string">
            <text:p>Липец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2656" calcext:value-type="float">
            <text:p>12656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Киренск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12652" calcext:value-type="float">
            <text:p>12652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Удачный </text:p>
          </table:table-cell>
          <table:table-cell office:value-type="string" calcext:value-type="string">
            <text:p>Якутия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12611" calcext:value-type="float">
            <text:p>12611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Юрюзань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2568" calcext:value-type="float">
            <text:p>12568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Балей </text:p>
          </table:table-cell>
          <table:table-cell office:value-type="string" calcext:value-type="string">
            <text:p>Забайкаль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12536" calcext:value-type="float">
            <text:p>12536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Окуловка </text:p>
          </table:table-cell>
          <table:table-cell office:value-type="string" calcext:value-type="string">
            <text:p>Новгор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2464" calcext:value-type="float">
            <text:p>12464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Малая Вишера </text:p>
          </table:table-cell>
          <table:table-cell office:value-type="string" calcext:value-type="string">
            <text:p>Новгор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2461" calcext:value-type="float">
            <text:p>12461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Нязепетровск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2452" calcext:value-type="float">
            <text:p>12452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Гурьевск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2433" calcext:value-type="float">
            <text:p>12433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Новая Ляля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2400" calcext:value-type="float">
            <text:p>12400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Сосенский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2394" calcext:value-type="float">
            <text:p>12394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Чкаловск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2371" calcext:value-type="float">
            <text:p>12371</text:p>
          </table:table-cell>
          <table:table-cell office:value-type="string" calcext:value-type="string">
            <text:p>12 век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Вуктыл </text:p>
          </table:table-cell>
          <table:table-cell office:value-type="string" calcext:value-type="string">
            <text:p>Коми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2357" calcext:value-type="float">
            <text:p>12357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Горнозаводск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12334" calcext:value-type="float">
            <text:p>1233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Урень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2311" calcext:value-type="float">
            <text:p>12311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Печоры </text:p>
          </table:table-cell>
          <table:table-cell office:value-type="string" calcext:value-type="string">
            <text:p>Псков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2308" calcext:value-type="float">
            <text:p>12308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Боровск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2283" calcext:value-type="float">
            <text:p>12283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Лихославль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2259" calcext:value-type="float">
            <text:p>12259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Долинск </text:p>
          </table:table-cell>
          <table:table-cell office:value-type="string" calcext:value-type="string">
            <text:p>Сахалин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12200" calcext:value-type="float">
            <text:p>12200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Волосово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2162" calcext:value-type="float">
            <text:p>12162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Жуков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17 век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Сорск </text:p>
          </table:table-cell>
          <table:table-cell office:value-type="string" calcext:value-type="string">
            <text:p>Хакасия </text:p>
          </table:table-cell>
          <table:table-cell office:value-type="string" calcext:value-type="string">
            <text:p>Сибирский </text:p>
          </table:table-cell>
          <table:table-cell office:value-type="float" office:value="12140" calcext:value-type="float">
            <text:p>12140</text:p>
          </table:table-cell>
          <table:table-cell office:value-type="string" calcext:value-type="string">
            <text:p>1940-е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Называевск </text:p>
          </table:table-cell>
          <table:table-cell office:value-type="string" calcext:value-type="string">
            <text:p>Ом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12119" calcext:value-type="float">
            <text:p>12119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Бабаево </text:p>
          </table:table-cell>
          <table:table-cell office:value-type="string" calcext:value-type="string">
            <text:p>Волог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2074" calcext:value-type="float">
            <text:p>12074</text:p>
          </table:table-cell>
          <table:table-cell office:value-type="string" calcext:value-type="string">
            <text:p>15 век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Тюкалинск </text:p>
          </table:table-cell>
          <table:table-cell office:value-type="string" calcext:value-type="string">
            <text:p>Ом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12050" calcext:value-type="float">
            <text:p>12050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Заволжск </text:p>
          </table:table-cell>
          <table:table-cell office:value-type="string" calcext:value-type="string">
            <text:p>Иван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2045" calcext:value-type="float">
            <text:p>12045</text:p>
          </table:table-cell>
          <table:table-cell office:value-type="string" calcext:value-type="string">
            <text:p>19 век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Чулым </text:p>
          </table:table-cell>
          <table:table-cell office:value-type="string" calcext:value-type="string">
            <text:p>Новосибир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11964" calcext:value-type="float">
            <text:p>11964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Сосновка </text:p>
          </table:table-cell>
          <table:table-cell office:value-type="string" calcext:value-type="string">
            <text:p>Кир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1960" calcext:value-type="float">
            <text:p>11960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Звенигово </text:p>
          </table:table-cell>
          <table:table-cell office:value-type="string" calcext:value-type="string">
            <text:p>Марий Эл </text:p>
          </table:table-cell>
          <table:table-cell office:value-type="string" calcext:value-type="string">
            <text:p>Приволжский </text:p>
          </table:table-cell>
          <table:table-cell office:value-type="float" office:value="11945" calcext:value-type="float">
            <text:p>11945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Углегорск </text:p>
          </table:table-cell>
          <table:table-cell office:value-type="string" calcext:value-type="string">
            <text:p>Сахалин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11880" calcext:value-type="float">
            <text:p>11880</text:p>
          </table:table-cell>
          <table:table-cell office:value-type="string" calcext:value-type="string">
            <text:p>20 век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Судогда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1848" calcext:value-type="float">
            <text:p>11848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Верхний Тагил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1843" calcext:value-type="float">
            <text:p>11843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Дрезна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1815" calcext:value-type="float">
            <text:p>11815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Богучар </text:p>
          </table:table-cell>
          <table:table-cell office:value-type="string" calcext:value-type="string">
            <text:p>Вороне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1811" calcext:value-type="float">
            <text:p>11811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Неман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1794" calcext:value-type="float">
            <text:p>11794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Михайлов </text:p>
          </table:table-cell>
          <table:table-cell office:value-type="string" calcext:value-type="string">
            <text:p>Ряза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1783" calcext:value-type="float">
            <text:p>11783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Невельск </text:p>
          </table:table-cell>
          <table:table-cell office:value-type="string" calcext:value-type="string">
            <text:p>Сахалин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11682" calcext:value-type="float">
            <text:p>1168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Сураж </text:p>
          </table:table-cell>
          <table:table-cell office:value-type="string" calcext:value-type="string">
            <text:p>Бря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1640" calcext:value-type="float">
            <text:p>11640</text:p>
          </table:table-cell>
          <table:table-cell office:value-type="string" calcext:value-type="string">
            <text:p>17 век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Ворсма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1622" calcext:value-type="float">
            <text:p>11622</text:p>
          </table:table-cell>
          <table:table-cell office:value-type="string" calcext:value-type="string">
            <text:p>16 век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Кремёнки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1617" calcext:value-type="float">
            <text:p>11617</text:p>
          </table:table-cell>
          <table:table-cell office:value-type="string" calcext:value-type="string">
            <text:p>18 век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Опочка </text:p>
          </table:table-cell>
          <table:table-cell office:value-type="string" calcext:value-type="string">
            <text:p>Псков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1601" calcext:value-type="float">
            <text:p>11601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Тетюши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11596" calcext:value-type="float">
            <text:p>11596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Хилок </text:p>
          </table:table-cell>
          <table:table-cell office:value-type="string" calcext:value-type="string">
            <text:p>Забайкаль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11530" calcext:value-type="float">
            <text:p>11530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Питкяранта </text:p>
          </table:table-cell>
          <table:table-cell office:value-type="string" calcext:value-type="string">
            <text:p>Карелия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1484" calcext:value-type="float">
            <text:p>11484</text:p>
          </table:table-cell>
          <table:table-cell office:value-type="string" calcext:value-type="string">
            <text:p>19 век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Завитинск </text:p>
          </table:table-cell>
          <table:table-cell office:value-type="string" calcext:value-type="string">
            <text:p>Амур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11481" calcext:value-type="float">
            <text:p>11481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Болхов </text:p>
          </table:table-cell>
          <table:table-cell office:value-type="string" calcext:value-type="string">
            <text:p>Орл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1421" calcext:value-type="float">
            <text:p>11421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Эртиль </text:p>
          </table:table-cell>
          <table:table-cell office:value-type="string" calcext:value-type="string">
            <text:p>Вороне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1387" calcext:value-type="float">
            <text:p>11387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Нариманов </text:p>
          </table:table-cell>
          <table:table-cell office:value-type="string" calcext:value-type="string">
            <text:p>Астрахан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11386" calcext:value-type="float">
            <text:p>11386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Петухово </text:p>
          </table:table-cell>
          <table:table-cell office:value-type="string" calcext:value-type="string">
            <text:p>Курга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1291" calcext:value-type="float">
            <text:p>11291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Луза </text:p>
          </table:table-cell>
          <table:table-cell office:value-type="string" calcext:value-type="string">
            <text:p>Кир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1262" calcext:value-type="float">
            <text:p>11262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Закаменск </text:p>
          </table:table-cell>
          <table:table-cell office:value-type="string" calcext:value-type="string">
            <text:p>Бурятия </text:p>
          </table:table-cell>
          <table:table-cell office:value-type="string" calcext:value-type="string">
            <text:p>Сибирский </text:p>
          </table:table-cell>
          <table:table-cell office:value-type="float" office:value="11249" calcext:value-type="float">
            <text:p>11249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Белая Холуница </text:p>
          </table:table-cell>
          <table:table-cell office:value-type="string" calcext:value-type="string">
            <text:p>Кир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1232" calcext:value-type="float">
            <text:p>11232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Беломорск </text:p>
          </table:table-cell>
          <table:table-cell office:value-type="string" calcext:value-type="string">
            <text:p>Карелия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1217" calcext:value-type="float">
            <text:p>11217</text:p>
          </table:table-cell>
          <table:table-cell office:value-type="string" calcext:value-type="string">
            <text:p>12 век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Нижние Серги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1217" calcext:value-type="float">
            <text:p>11217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Заозёрск </text:p>
          </table:table-cell>
          <table:table-cell office:value-type="string" calcext:value-type="string">
            <text:p>Мурман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1206" calcext:value-type="float">
            <text:p>11206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Зуевка </text:p>
          </table:table-cell>
          <table:table-cell office:value-type="string" calcext:value-type="string">
            <text:p>Кир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1198" calcext:value-type="float">
            <text:p>11198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Гаджиево </text:p>
          </table:table-cell>
          <table:table-cell office:value-type="string" calcext:value-type="string">
            <text:p>Мурман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1089" calcext:value-type="float">
            <text:p>11089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Камбарка </text:p>
          </table:table-cell>
          <table:table-cell office:value-type="string" calcext:value-type="string">
            <text:p>Удмурт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11028" calcext:value-type="float">
            <text:p>11028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Пионерский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1017" calcext:value-type="float">
            <text:p>11017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Гремячинск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11005" calcext:value-type="float">
            <text:p>11005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Щучье </text:p>
          </table:table-cell>
          <table:table-cell office:value-type="string" calcext:value-type="string">
            <text:p>Курга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0971" calcext:value-type="float">
            <text:p>10971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Шагонар </text:p>
          </table:table-cell>
          <table:table-cell office:value-type="string" calcext:value-type="string">
            <text:p>Тыва </text:p>
          </table:table-cell>
          <table:table-cell office:value-type="string" calcext:value-type="string">
            <text:p>Сибирский </text:p>
          </table:table-cell>
          <table:table-cell office:value-type="float" office:value="10958" calcext:value-type="float">
            <text:p>10958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Дигора </text:p>
          </table:table-cell>
          <table:table-cell office:value-type="string" calcext:value-type="string">
            <text:p>Северная Осетия — Алан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10856" calcext:value-type="float">
            <text:p>10856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Светлогорск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0775" calcext:value-type="float">
            <text:p>10775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Микунь </text:p>
          </table:table-cell>
          <table:table-cell office:value-type="string" calcext:value-type="string">
            <text:p>Коми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0732" calcext:value-type="float">
            <text:p>10732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Дорогобуж </text:p>
          </table:table-cell>
          <table:table-cell office:value-type="string" calcext:value-type="string">
            <text:p>Смоле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0720" calcext:value-type="float">
            <text:p>1072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Заозёрный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10683" calcext:value-type="float">
            <text:p>10683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Высоковск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0642" calcext:value-type="float">
            <text:p>10642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Щёлкино </text:p>
          </table:table-cell>
          <table:table-cell office:value-type="string" calcext:value-type="string">
            <text:p>Крым </text:p>
          </table:table-cell>
          <table:table-cell office:value-type="string" calcext:value-type="string">
            <text:p>Южный </text:p>
          </table:table-cell>
          <table:table-cell office:value-type="float" office:value="10620" calcext:value-type="float">
            <text:p>1062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Каргат </text:p>
          </table:table-cell>
          <table:table-cell office:value-type="string" calcext:value-type="string">
            <text:p>Новосибир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10620" calcext:value-type="float">
            <text:p>10620</text:p>
          </table:table-cell>
          <table:table-cell office:value-type="string" calcext:value-type="string">
            <text:p>18 век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Александровск-Сахалинский </text:p>
          </table:table-cell>
          <table:table-cell office:value-type="string" calcext:value-type="string">
            <text:p>Сахалин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10613" calcext:value-type="float">
            <text:p>10613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Порхов </text:p>
          </table:table-cell>
          <table:table-cell office:value-type="string" calcext:value-type="string">
            <text:p>Псков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0608" calcext:value-type="float">
            <text:p>10608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Змеиногорск </text:p>
          </table:table-cell>
          <table:table-cell office:value-type="string" calcext:value-type="string">
            <text:p>Алтай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10569" calcext:value-type="float">
            <text:p>10569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Суздаль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0535" calcext:value-type="float">
            <text:p>1053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Вытегра </text:p>
          </table:table-cell>
          <table:table-cell office:value-type="string" calcext:value-type="string">
            <text:p>Волог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0490" calcext:value-type="float">
            <text:p>10490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Кола </text:p>
          </table:table-cell>
          <table:table-cell office:value-type="string" calcext:value-type="string">
            <text:p>Мурман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0447" calcext:value-type="float">
            <text:p>10447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Кирс </text:p>
          </table:table-cell>
          <table:table-cell office:value-type="string" calcext:value-type="string">
            <text:p>Кир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0420" calcext:value-type="float">
            <text:p>10420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Ермолино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0409" calcext:value-type="float">
            <text:p>10409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Козловка </text:p>
          </table:table-cell>
          <table:table-cell office:value-type="string" calcext:value-type="string">
            <text:p>Чуваш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10355" calcext:value-type="float">
            <text:p>10355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Сольцы </text:p>
          </table:table-cell>
          <table:table-cell office:value-type="string" calcext:value-type="string">
            <text:p>Новгор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0317" calcext:value-type="float">
            <text:p>10317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Вилюйск </text:p>
          </table:table-cell>
          <table:table-cell office:value-type="string" calcext:value-type="string">
            <text:p>Якутия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10233" calcext:value-type="float">
            <text:p>10233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Уржум </text:p>
          </table:table-cell>
          <table:table-cell office:value-type="string" calcext:value-type="string">
            <text:p>Кир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10213" calcext:value-type="float">
            <text:p>10213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Наволоки </text:p>
          </table:table-cell>
          <table:table-cell office:value-type="string" calcext:value-type="string">
            <text:p>Иван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0207" calcext:value-type="float">
            <text:p>10207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Юрьевец </text:p>
          </table:table-cell>
          <table:table-cell office:value-type="string" calcext:value-type="string">
            <text:p>Иван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0205" calcext:value-type="float">
            <text:p>10205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Миньяр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0195" calcext:value-type="float">
            <text:p>10195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Мариинский Посад </text:p>
          </table:table-cell>
          <table:table-cell office:value-type="string" calcext:value-type="string">
            <text:p>Чуваш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10186" calcext:value-type="float">
            <text:p>10186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Нюрба </text:p>
          </table:table-cell>
          <table:table-cell office:value-type="string" calcext:value-type="string">
            <text:p>Якутия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10156" calcext:value-type="float">
            <text:p>10156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Краснослободск </text:p>
          </table:table-cell>
          <table:table-cell office:value-type="string" calcext:value-type="string">
            <text:p>Мордов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10151" calcext:value-type="float">
            <text:p>10151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Каргополь </text:p>
          </table:table-cell>
          <table:table-cell office:value-type="string" calcext:value-type="string">
            <text:p>Архангель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0148" calcext:value-type="float">
            <text:p>10148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Ельня </text:p>
          </table:table-cell>
          <table:table-cell office:value-type="string" calcext:value-type="string">
            <text:p>Смоле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0095" calcext:value-type="float">
            <text:p>1009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Харовск </text:p>
          </table:table-cell>
          <table:table-cell office:value-type="string" calcext:value-type="string">
            <text:p>Волог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0078" calcext:value-type="float">
            <text:p>10078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Южно-Сухокумск </text:p>
          </table:table-cell>
          <table:table-cell office:value-type="string" calcext:value-type="string">
            <text:p>Дагестан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10048" calcext:value-type="float">
            <text:p>10048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Рудня </text:p>
          </table:table-cell>
          <table:table-cell office:value-type="string" calcext:value-type="string">
            <text:p>Смоле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0029" calcext:value-type="float">
            <text:p>10029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Волчанск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10008" calcext:value-type="float">
            <text:p>10008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Кувшиново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10008" calcext:value-type="float">
            <text:p>10008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Володарск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9924" calcext:value-type="float">
            <text:p>9924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Нея </text:p>
          </table:table-cell>
          <table:table-cell office:value-type="string" calcext:value-type="string">
            <text:p>Костром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9827" calcext:value-type="float">
            <text:p>9827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Ивангород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9797" calcext:value-type="float">
            <text:p>9797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Тотьма </text:p>
          </table:table-cell>
          <table:table-cell office:value-type="string" calcext:value-type="string">
            <text:p>Волог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9784" calcext:value-type="float">
            <text:p>9784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Суоярви </text:p>
          </table:table-cell>
          <table:table-cell office:value-type="string" calcext:value-type="string">
            <text:p>Карелия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9763" calcext:value-type="float">
            <text:p>9763</text:p>
          </table:table-cell>
          <table:table-cell office:value-type="string" calcext:value-type="string">
            <text:p>16 век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Пудож </text:p>
          </table:table-cell>
          <table:table-cell office:value-type="string" calcext:value-type="string">
            <text:p>Карелия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9698" calcext:value-type="float">
            <text:p>9698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Задонск </text:p>
          </table:table-cell>
          <table:table-cell office:value-type="string" calcext:value-type="string">
            <text:p>Липец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9695" calcext:value-type="float">
            <text:p>9695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Таруса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9656" calcext:value-type="float">
            <text:p>9656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Болохово </text:p>
          </table:table-cell>
          <table:table-cell office:value-type="string" calcext:value-type="string">
            <text:p>Туль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9619" calcext:value-type="float">
            <text:p>9619</text:p>
          </table:table-cell>
          <table:table-cell office:value-type="string" calcext:value-type="string">
            <text:p>16 век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Белозерск </text:p>
          </table:table-cell>
          <table:table-cell office:value-type="string" calcext:value-type="string">
            <text:p>Волог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9614" calcext:value-type="float">
            <text:p>9614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Ядрин </text:p>
          </table:table-cell>
          <table:table-cell office:value-type="string" calcext:value-type="string">
            <text:p>Чуваш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9614" calcext:value-type="float">
            <text:p>9614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Городовиковск </text:p>
          </table:table-cell>
          <table:table-cell office:value-type="string" calcext:value-type="string">
            <text:p>Калмыкия</text:p>
          </table:table-cell>
          <table:table-cell office:value-type="string" calcext:value-type="string">
            <text:p>Южный </text:p>
          </table:table-cell>
          <table:table-cell office:value-type="float" office:value="9565" calcext:value-type="float">
            <text:p>9565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Сковородино </text:p>
          </table:table-cell>
          <table:table-cell office:value-type="string" calcext:value-type="string">
            <text:p>Амур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9561" calcext:value-type="float">
            <text:p>9561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Нолинск </text:p>
          </table:table-cell>
          <table:table-cell office:value-type="string" calcext:value-type="string">
            <text:p>Кир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9556" calcext:value-type="float">
            <text:p>9556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Покровск </text:p>
          </table:table-cell>
          <table:table-cell office:value-type="string" calcext:value-type="string">
            <text:p>Якутия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9495" calcext:value-type="float">
            <text:p>9495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Олёкминск </text:p>
          </table:table-cell>
          <table:table-cell office:value-type="string" calcext:value-type="string">
            <text:p>Якутия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9487" calcext:value-type="float">
            <text:p>9487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Устюжна </text:p>
          </table:table-cell>
          <table:table-cell office:value-type="string" calcext:value-type="string">
            <text:p>Волог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9478" calcext:value-type="float">
            <text:p>9478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Верхняя Тура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9468" calcext:value-type="float">
            <text:p>9468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Верхнеуральск </text:p>
          </table:table-cell>
          <table:table-cell office:value-type="string" calcext:value-type="string">
            <text:p>Челяби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9459" calcext:value-type="float">
            <text:p>9459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Ардатов </text:p>
          </table:table-cell>
          <table:table-cell office:value-type="string" calcext:value-type="string">
            <text:p>Мордов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9400" calcext:value-type="float">
            <text:p>9400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Облучье </text:p>
          </table:table-cell>
          <table:table-cell office:value-type="string" calcext:value-type="string">
            <text:p>Еврейская АО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9379" calcext:value-type="float">
            <text:p>9379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Западная Двина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9376" calcext:value-type="float">
            <text:p>9376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Серафимович </text:p>
          </table:table-cell>
          <table:table-cell office:value-type="string" calcext:value-type="string">
            <text:p>Волгоградская область </text:p>
          </table:table-cell>
          <table:table-cell office:value-type="string" calcext:value-type="string">
            <text:p>Южный </text:p>
          </table:table-cell>
          <table:table-cell office:value-type="float" office:value="9368" calcext:value-type="float">
            <text:p>9368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Старый Крым </text:p>
          </table:table-cell>
          <table:table-cell office:value-type="string" calcext:value-type="string">
            <text:p>Крым </text:p>
          </table:table-cell>
          <table:table-cell office:value-type="string" calcext:value-type="string">
            <text:p>Южный </text:p>
          </table:table-cell>
          <table:table-cell office:value-type="float" office:value="9277" calcext:value-type="float">
            <text:p>9277</text:p>
          </table:table-cell>
          <table:table-cell office:value-type="string" calcext:value-type="string">
            <text:p>13 век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Михайловск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9215" calcext:value-type="float">
            <text:p>9215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Перевоз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9201" calcext:value-type="float">
            <text:p>9201</text:p>
          </table:table-cell>
          <table:table-cell office:value-type="string" calcext:value-type="string">
            <text:p>16 век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Костерёво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9136" calcext:value-type="float">
            <text:p>9136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Теберда </text:p>
          </table:table-cell>
          <table:table-cell office:value-type="string" calcext:value-type="string">
            <text:p>Карачаево-Черкес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9097" calcext:value-type="float">
            <text:p>9097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Дно </text:p>
          </table:table-cell>
          <table:table-cell office:value-type="string" calcext:value-type="string">
            <text:p>Псков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9061" calcext:value-type="float">
            <text:p>9061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Олонец </text:p>
          </table:table-cell>
          <table:table-cell office:value-type="string" calcext:value-type="string">
            <text:p>Карелия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9060" calcext:value-type="float">
            <text:p>9060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Чадан </text:p>
          </table:table-cell>
          <table:table-cell office:value-type="string" calcext:value-type="string">
            <text:p>Тыва </text:p>
          </table:table-cell>
          <table:table-cell office:value-type="string" calcext:value-type="string">
            <text:p>Сибирский </text:p>
          </table:table-cell>
          <table:table-cell office:value-type="float" office:value="9037" calcext:value-type="float">
            <text:p>9037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Бирюсинск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8981" calcext:value-type="float">
            <text:p>8981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Ветлуга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8956" calcext:value-type="float">
            <text:p>8956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Новая Ладога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8890" calcext:value-type="float">
            <text:p>8890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Верхотурье </text:p>
          </table:table-cell>
          <table:table-cell office:value-type="string" calcext:value-type="string">
            <text:p>Свердлов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8815" calcext:value-type="float">
            <text:p>8815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Починок </text:p>
          </table:table-cell>
          <table:table-cell office:value-type="string" calcext:value-type="string">
            <text:p>Смоле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8776" calcext:value-type="float">
            <text:p>8776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Липки </text:p>
          </table:table-cell>
          <table:table-cell office:value-type="string" calcext:value-type="string">
            <text:p>Туль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8741" calcext:value-type="float">
            <text:p>8741</text:p>
          </table:table-cell>
          <table:table-cell office:value-type="string" calcext:value-type="string">
            <text:p>17 век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Комсомольск </text:p>
          </table:table-cell>
          <table:table-cell office:value-type="string" calcext:value-type="string">
            <text:p>Иван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8693" calcext:value-type="float">
            <text:p>8693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Инсар </text:p>
          </table:table-cell>
          <table:table-cell office:value-type="string" calcext:value-type="string">
            <text:p>Мордов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8687" calcext:value-type="float">
            <text:p>8687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Болгар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8650" calcext:value-type="float">
            <text:p>8650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Старица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8610" calcext:value-type="float">
            <text:p>8610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Пучеж </text:p>
          </table:table-cell>
          <table:table-cell office:value-type="string" calcext:value-type="string">
            <text:p>Иван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8583" calcext:value-type="float">
            <text:p>8583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Белинский </text:p>
          </table:table-cell>
          <table:table-cell office:value-type="string" calcext:value-type="string">
            <text:p>Пензен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8567" calcext:value-type="float">
            <text:p>8567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Никольск </text:p>
          </table:table-cell>
          <table:table-cell office:value-type="string" calcext:value-type="string">
            <text:p>Волог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8515" calcext:value-type="float">
            <text:p>8515</text:p>
          </table:table-cell>
          <table:table-cell office:value-type="string" calcext:value-type="string">
            <text:p>14 век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Анива </text:p>
          </table:table-cell>
          <table:table-cell office:value-type="string" calcext:value-type="string">
            <text:p>Сахалин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8449" calcext:value-type="float">
            <text:p>8449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Белоусово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8432" calcext:value-type="float">
            <text:p>8432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Макушино </text:p>
          </table:table-cell>
          <table:table-cell office:value-type="string" calcext:value-type="string">
            <text:p>Курганская область </text:p>
          </table:table-cell>
          <table:table-cell office:value-type="string" calcext:value-type="string">
            <text:p>Уральский </text:p>
          </table:table-cell>
          <table:table-cell office:value-type="float" office:value="8337" calcext:value-type="float">
            <text:p>8337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Медынь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8298" calcext:value-type="float">
            <text:p>8298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Малмыж </text:p>
          </table:table-cell>
          <table:table-cell office:value-type="string" calcext:value-type="string">
            <text:p>Кир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8265" calcext:value-type="float">
            <text:p>8265</text:p>
          </table:table-cell>
          <table:table-cell office:value-type="string" calcext:value-type="string">
            <text:p>15 век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Андреаполь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8265" calcext:value-type="float">
            <text:p>8265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Салаир </text:p>
          </table:table-cell>
          <table:table-cell office:value-type="string" calcext:value-type="string">
            <text:p>Кемеров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8263" calcext:value-type="float">
            <text:p>8263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Новосокольники </text:p>
          </table:table-cell>
          <table:table-cell office:value-type="string" calcext:value-type="string">
            <text:p>Псков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8119" calcext:value-type="float">
            <text:p>8119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Сычёвка </text:p>
          </table:table-cell>
          <table:table-cell office:value-type="string" calcext:value-type="string">
            <text:p>Смоле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8111" calcext:value-type="float">
            <text:p>8111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Городище </text:p>
          </table:table-cell>
          <table:table-cell office:value-type="string" calcext:value-type="string">
            <text:p>Пензен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8102" calcext:value-type="float">
            <text:p>8102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Томмот </text:p>
          </table:table-cell>
          <table:table-cell office:value-type="string" calcext:value-type="string">
            <text:p>Якутия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8054" calcext:value-type="float">
            <text:p>8054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Мглин </text:p>
          </table:table-cell>
          <table:table-cell office:value-type="string" calcext:value-type="string">
            <text:p>Бря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7916" calcext:value-type="float">
            <text:p>7916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Бирюч </text:p>
          </table:table-cell>
          <table:table-cell office:value-type="string" calcext:value-type="string">
            <text:p>Белгород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7842" calcext:value-type="float">
            <text:p>7842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Лахденпохья </text:p>
          </table:table-cell>
          <table:table-cell office:value-type="string" calcext:value-type="string">
            <text:p>Карелия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7818" calcext:value-type="float">
            <text:p>7818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лупка </text:p>
          </table:table-cell>
          <table:table-cell office:value-type="string" calcext:value-type="string">
            <text:p>Крым </text:p>
          </table:table-cell>
          <table:table-cell office:value-type="string" calcext:value-type="string">
            <text:p>Южный </text:p>
          </table:table-cell>
          <table:table-cell office:value-type="float" office:value="7771" calcext:value-type="float">
            <text:p>7771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Мамоново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7757" calcext:value-type="float">
            <text:p>7757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Спасск-Рязанский </text:p>
          </table:table-cell>
          <table:table-cell office:value-type="string" calcext:value-type="string">
            <text:p>Ряза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7745" calcext:value-type="float">
            <text:p>7745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Кириллов </text:p>
          </table:table-cell>
          <table:table-cell office:value-type="string" calcext:value-type="string">
            <text:p>Волог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7735" calcext:value-type="float">
            <text:p>773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Лаишево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7735" calcext:value-type="float">
            <text:p>7735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Дмитриев </text:p>
          </table:table-cell>
          <table:table-cell office:value-type="string" calcext:value-type="string">
            <text:p>Ку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7721" calcext:value-type="float">
            <text:p>7721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Велиж </text:p>
          </table:table-cell>
          <table:table-cell office:value-type="string" calcext:value-type="string">
            <text:p>Смоле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7620" calcext:value-type="float">
            <text:p>762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Оханск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7597" calcext:value-type="float">
            <text:p>7597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Полесск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7580" calcext:value-type="float">
            <text:p>7580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Советск </text:p>
          </table:table-cell>
          <table:table-cell office:value-type="string" calcext:value-type="string">
            <text:p>Туль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7537" calcext:value-type="float">
            <text:p>7537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Спасск </text:p>
          </table:table-cell>
          <table:table-cell office:value-type="string" calcext:value-type="string">
            <text:p>Пензен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7442" calcext:value-type="float">
            <text:p>7442</text:p>
          </table:table-cell>
          <table:table-cell office:value-type="string" calcext:value-type="string">
            <text:p>17 век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Демидов </text:p>
          </table:table-cell>
          <table:table-cell office:value-type="string" calcext:value-type="string">
            <text:p>Смоле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7333" calcext:value-type="float">
            <text:p>7333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Весьегонск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7330" calcext:value-type="float">
            <text:p>7330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Севск </text:p>
          </table:table-cell>
          <table:table-cell office:value-type="string" calcext:value-type="string">
            <text:p>Бря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7282" calcext:value-type="float">
            <text:p>7282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Темников </text:p>
          </table:table-cell>
          <table:table-cell office:value-type="string" calcext:value-type="string">
            <text:p>Мордовия </text:p>
          </table:table-cell>
          <table:table-cell office:value-type="string" calcext:value-type="string">
            <text:p>Приволжский </text:p>
          </table:table-cell>
          <table:table-cell office:value-type="float" office:value="7247" calcext:value-type="float">
            <text:p>7247</text:p>
          </table:table-cell>
          <table:table-cell office:value-type="string" calcext:value-type="string">
            <text:p>12 век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Макарьев </text:p>
          </table:table-cell>
          <table:table-cell office:value-type="string" calcext:value-type="string">
            <text:p>Костром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7114" calcext:value-type="float">
            <text:p>7114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Юхнов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7056" calcext:value-type="float">
            <text:p>7056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Сурск </text:p>
          </table:table-cell>
          <table:table-cell office:value-type="string" calcext:value-type="string">
            <text:p>Пензен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7032" calcext:value-type="float">
            <text:p>7032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Красавино </text:p>
          </table:table-cell>
          <table:table-cell office:value-type="string" calcext:value-type="string">
            <text:p>Волог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7003" calcext:value-type="float">
            <text:p>7003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Орлов </text:p>
          </table:table-cell>
          <table:table-cell office:value-type="string" calcext:value-type="string">
            <text:p>Кир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6959" calcext:value-type="float">
            <text:p>695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Сенгилей </text:p>
          </table:table-cell>
          <table:table-cell office:value-type="string" calcext:value-type="string">
            <text:p>Ульян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6959" calcext:value-type="float">
            <text:p>6959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Зубцов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937" calcext:value-type="float">
            <text:p>6937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Сретенск </text:p>
          </table:table-cell>
          <table:table-cell office:value-type="string" calcext:value-type="string">
            <text:p>Забайкаль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6850" calcext:value-type="float">
            <text:p>6850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Новохопёрск </text:p>
          </table:table-cell>
          <table:table-cell office:value-type="string" calcext:value-type="string">
            <text:p>Вороне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849" calcext:value-type="float">
            <text:p>6849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Курлово </text:p>
          </table:table-cell>
          <table:table-cell office:value-type="string" calcext:value-type="string">
            <text:p>Владими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791" calcext:value-type="float">
            <text:p>6791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Макаров </text:p>
          </table:table-cell>
          <table:table-cell office:value-type="string" calcext:value-type="string">
            <text:p>Сахалин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6788" calcext:value-type="float">
            <text:p>6788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Каменногорск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6761" calcext:value-type="float">
            <text:p>6761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Мураши </text:p>
          </table:table-cell>
          <table:table-cell office:value-type="string" calcext:value-type="string">
            <text:p>Кир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6752" calcext:value-type="float">
            <text:p>6752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Алзамай </text:p>
          </table:table-cell>
          <table:table-cell office:value-type="string" calcext:value-type="string">
            <text:p>Иркут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6751" calcext:value-type="float">
            <text:p>6751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Княгинино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6708" calcext:value-type="float">
            <text:p>6708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Шацк </text:p>
          </table:table-cell>
          <table:table-cell office:value-type="string" calcext:value-type="string">
            <text:p>Ряза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562" calcext:value-type="float">
            <text:p>6562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Солигалич </text:p>
          </table:table-cell>
          <table:table-cell office:value-type="string" calcext:value-type="string">
            <text:p>Костром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438" calcext:value-type="float">
            <text:p>6438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Гаврилов Посад </text:p>
          </table:table-cell>
          <table:table-cell office:value-type="string" calcext:value-type="string">
            <text:p>Иван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434" calcext:value-type="float">
            <text:p>6434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Багратионовск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6399" calcext:value-type="float">
            <text:p>6399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Себеж </text:p>
          </table:table-cell>
          <table:table-cell office:value-type="string" calcext:value-type="string">
            <text:p>Псков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6375" calcext:value-type="float">
            <text:p>6375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Грайворон </text:p>
          </table:table-cell>
          <table:table-cell office:value-type="string" calcext:value-type="string">
            <text:p>Белгород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234" calcext:value-type="float">
            <text:p>6234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Циолковский </text:p>
          </table:table-cell>
          <table:table-cell office:value-type="string" calcext:value-type="string">
            <text:p>Амур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6208" calcext:value-type="float">
            <text:p>6208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Игарка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6183" calcext:value-type="float">
            <text:p>6183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Приморск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6122" calcext:value-type="float">
            <text:p>6122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Пошехонье </text:p>
          </table:table-cell>
          <table:table-cell office:value-type="string" calcext:value-type="string">
            <text:p>Яросла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085" calcext:value-type="float">
            <text:p>6085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Шиханы 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6067" calcext:value-type="float">
            <text:p>6067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Суджа </text:p>
          </table:table-cell>
          <table:table-cell office:value-type="string" calcext:value-type="string">
            <text:p>Ку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16 век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Дмитровск </text:p>
          </table:table-cell>
          <table:table-cell office:value-type="string" calcext:value-type="string">
            <text:p>Орл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956" calcext:value-type="float">
            <text:p>5956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Мышкин </text:p>
          </table:table-cell>
          <table:table-cell office:value-type="string" calcext:value-type="string">
            <text:p>Яросла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932" calcext:value-type="float">
            <text:p>5932</text:p>
          </table:table-cell>
          <table:table-cell office:value-type="string" calcext:value-type="string">
            <text:p>15 век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Спас-Клепики </text:p>
          </table:table-cell>
          <table:table-cell office:value-type="string" calcext:value-type="string">
            <text:p>Ряза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917" calcext:value-type="float">
            <text:p>5917</text:p>
          </table:table-cell>
          <table:table-cell office:value-type="string" calcext:value-type="string">
            <text:p>16 век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Короча </text:p>
          </table:table-cell>
          <table:table-cell office:value-type="string" calcext:value-type="string">
            <text:p>Белгород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877" calcext:value-type="float">
            <text:p>5877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Сусуман </text:p>
          </table:table-cell>
          <table:table-cell office:value-type="string" calcext:value-type="string">
            <text:p>Магадан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5865" calcext:value-type="float">
            <text:p>5865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Пыталово </text:p>
          </table:table-cell>
          <table:table-cell office:value-type="string" calcext:value-type="string">
            <text:p>Псков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5826" calcext:value-type="float">
            <text:p>5826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Шенкурск </text:p>
          </table:table-cell>
          <table:table-cell office:value-type="string" calcext:value-type="string">
            <text:p>Архангель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5702" calcext:value-type="float">
            <text:p>5702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Усолье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5694" calcext:value-type="float">
            <text:p>5694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Красный Холм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608" calcext:value-type="float">
            <text:p>5608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Жиздра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585" calcext:value-type="float">
            <text:p>5585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Любим </text:p>
          </table:table-cell>
          <table:table-cell office:value-type="string" calcext:value-type="string">
            <text:p>Яросла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553" calcext:value-type="float">
            <text:p>5553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Злынка </text:p>
          </table:table-cell>
          <table:table-cell office:value-type="string" calcext:value-type="string">
            <text:p>Бря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507" calcext:value-type="float">
            <text:p>5507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Билибино </text:p>
          </table:table-cell>
          <table:table-cell office:value-type="string" calcext:value-type="string">
            <text:p>Чукотский АО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5504" calcext:value-type="float">
            <text:p>5504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Фатеж </text:p>
          </table:table-cell>
          <table:table-cell office:value-type="string" calcext:value-type="string">
            <text:p>Ку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16 век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Верея </text:p>
          </table:table-cell>
          <table:table-cell office:value-type="string" calcext:value-type="string">
            <text:p>Моск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368" calcext:value-type="float">
            <text:p>5368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Чухлома </text:p>
          </table:table-cell>
          <table:table-cell office:value-type="string" calcext:value-type="string">
            <text:p>Костром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5209" calcext:value-type="float">
            <text:p>5209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Туран </text:p>
          </table:table-cell>
          <table:table-cell office:value-type="string" calcext:value-type="string">
            <text:p>Тыва </text:p>
          </table:table-cell>
          <table:table-cell office:value-type="string" calcext:value-type="string">
            <text:p>Сибирский </text:p>
          </table:table-cell>
          <table:table-cell office:value-type="float" office:value="4988" calcext:value-type="float">
            <text:p>4988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Чердынь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4920" calcext:value-type="float">
            <text:p>4920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Спас-Деменск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904" calcext:value-type="float">
            <text:p>4904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Кадников </text:p>
          </table:table-cell>
          <table:table-cell office:value-type="string" calcext:value-type="string">
            <text:p>Волог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4797" calcext:value-type="float">
            <text:p>4797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Озёрск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4740" calcext:value-type="float">
            <text:p>4740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Пустошка </text:p>
          </table:table-cell>
          <table:table-cell office:value-type="string" calcext:value-type="string">
            <text:p>Псков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4619" calcext:value-type="float">
            <text:p>4619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Славск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4614" calcext:value-type="float">
            <text:p>4614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Нестеров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4584" calcext:value-type="float">
            <text:p>4584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Бабушкин </text:p>
          </table:table-cell>
          <table:table-cell office:value-type="string" calcext:value-type="string">
            <text:p>Бурятия </text:p>
          </table:table-cell>
          <table:table-cell office:value-type="string" calcext:value-type="string">
            <text:p>Сибирский </text:p>
          </table:table-cell>
          <table:table-cell office:value-type="float" office:value="4542" calcext:value-type="float">
            <text:p>4542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Томари </text:p>
          </table:table-cell>
          <table:table-cell office:value-type="string" calcext:value-type="string">
            <text:p>Сахалин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4537" calcext:value-type="float">
            <text:p>4537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Гдов </text:p>
          </table:table-cell>
          <table:table-cell office:value-type="string" calcext:value-type="string">
            <text:p>Псков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4379" calcext:value-type="float">
            <text:p>4379</text:p>
          </table:table-cell>
          <table:table-cell office:value-type="string" calcext:value-type="string">
            <text:p>14 век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Духовщина </text:p>
          </table:table-cell>
          <table:table-cell office:value-type="string" calcext:value-type="string">
            <text:p>Смолен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370" calcext:value-type="float">
            <text:p>4370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Правдинск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4323" calcext:value-type="float">
            <text:p>4323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Мосальск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285" calcext:value-type="float">
            <text:p>4285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Любань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4188" calcext:value-type="float">
            <text:p>4188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Певек </text:p>
          </table:table-cell>
          <table:table-cell office:value-type="string" calcext:value-type="string">
            <text:p>Чукотский АО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4161" calcext:value-type="float">
            <text:p>4161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Мещовск </text:p>
          </table:table-cell>
          <table:table-cell office:value-type="string" calcext:value-type="string">
            <text:p>Калуж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4101" calcext:value-type="float">
            <text:p>4101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Чёрмоз </text:p>
          </table:table-cell>
          <table:table-cell office:value-type="string" calcext:value-type="string">
            <text:p>Пермский край </text:p>
          </table:table-cell>
          <table:table-cell office:value-type="string" calcext:value-type="string">
            <text:p>Приволжский </text:p>
          </table:table-cell>
          <table:table-cell office:value-type="float" office:value="4017" calcext:value-type="float">
            <text:p>4017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Малоархангельск </text:p>
          </table:table-cell>
          <table:table-cell office:value-type="string" calcext:value-type="string">
            <text:p>Орл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872" calcext:value-type="float">
            <text:p>3872</text:p>
          </table:table-cell>
          <table:table-cell office:value-type="string" calcext:value-type="string">
            <text:p>17 век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Холм </text:p>
          </table:table-cell>
          <table:table-cell office:value-type="string" calcext:value-type="string">
            <text:p>Новгоро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3829" calcext:value-type="float">
            <text:p>3829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Новосиль </text:p>
          </table:table-cell>
          <table:table-cell office:value-type="string" calcext:value-type="string">
            <text:p>Орл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799" calcext:value-type="float">
            <text:p>3799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Ладушкин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3788" calcext:value-type="float">
            <text:p>3788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Белый </text:p>
          </table:table-cell>
          <table:table-cell office:value-type="string" calcext:value-type="string">
            <text:p>Твер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771" calcext:value-type="float">
            <text:p>3771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Новоржев </text:p>
          </table:table-cell>
          <table:table-cell office:value-type="string" calcext:value-type="string">
            <text:p>Псков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3695" calcext:value-type="float">
            <text:p>3695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Мезень </text:p>
          </table:table-cell>
          <table:table-cell office:value-type="string" calcext:value-type="string">
            <text:p>Архангель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16 век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Среднеколымск </text:p>
          </table:table-cell>
          <table:table-cell office:value-type="string" calcext:value-type="string">
            <text:p>Якутия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3525" calcext:value-type="float">
            <text:p>3525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Краснознаменск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3522" calcext:value-type="float">
            <text:p>352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Кологрив </text:p>
          </table:table-cell>
          <table:table-cell office:value-type="string" calcext:value-type="string">
            <text:p>Костром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17 век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Магас </text:p>
          </table:table-cell>
          <table:table-cell office:value-type="string" calcext:value-type="string">
            <text:p>Ингушетия </text:p>
          </table:table-cell>
          <table:table-cell office:value-type="string" calcext:value-type="string">
            <text:p>Северо-Кавказский </text:p>
          </table:table-cell>
          <table:table-cell office:value-type="float" office:value="2505" calcext:value-type="float">
            <text:p>2505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Сольвычегодск </text:p>
          </table:table-cell>
          <table:table-cell office:value-type="string" calcext:value-type="string">
            <text:p>Архангель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14 век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Кедровый </text:p>
          </table:table-cell>
          <table:table-cell office:value-type="string" calcext:value-type="string">
            <text:p>Томская область </text:p>
          </table:table-cell>
          <table:table-cell office:value-type="string" calcext:value-type="string">
            <text:p>Сибирский </text:p>
          </table:table-cell>
          <table:table-cell office:value-type="float" office:value="2451" calcext:value-type="float">
            <text:p>2451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Северо-Курильск </text:p>
          </table:table-cell>
          <table:table-cell office:value-type="string" calcext:value-type="string">
            <text:p>Сахалин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2381" calcext:value-type="float">
            <text:p>2381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Плёс </text:p>
          </table:table-cell>
          <table:table-cell office:value-type="string" calcext:value-type="string">
            <text:p>Иванов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2341" calcext:value-type="float">
            <text:p>2341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Горбатов </text:p>
          </table:table-cell>
          <table:table-cell office:value-type="string" calcext:value-type="string">
            <text:p>Нижегородская область </text:p>
          </table:table-cell>
          <table:table-cell office:value-type="string" calcext:value-type="string">
            <text:p>Приволжский </text:p>
          </table:table-cell>
          <table:table-cell office:value-type="float" office:value="2278" calcext:value-type="float">
            <text:p>2278</text:p>
          </table:table-cell>
          <table:table-cell office:value-type="string" calcext:value-type="string">
            <text:p>16 век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Артёмовск </text:p>
          </table:table-cell>
          <table:table-cell office:value-type="string" calcext:value-type="string">
            <text:p>Красноярский край </text:p>
          </table:table-cell>
          <table:table-cell office:value-type="string" calcext:value-type="string">
            <text:p>Сибирский </text:p>
          </table:table-cell>
          <table:table-cell office:value-type="float" office:value="2180" calcext:value-type="float">
            <text:p>218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Островной </text:p>
          </table:table-cell>
          <table:table-cell office:value-type="string" calcext:value-type="string">
            <text:p>Мурман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2177" calcext:value-type="float">
            <text:p>2177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Курильск </text:p>
          </table:table-cell>
          <table:table-cell office:value-type="string" calcext:value-type="string">
            <text:p>Сахалинская область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18 век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Приморск </text:p>
          </table:table-cell>
          <table:table-cell office:value-type="string" calcext:value-type="string">
            <text:p>Кали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956" calcext:value-type="float">
            <text:p>1956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Верхоянск </text:p>
          </table:table-cell>
          <table:table-cell office:value-type="string" calcext:value-type="string">
            <text:p>Якутия </text:p>
          </table:table-cell>
          <table:table-cell office:value-type="string" calcext:value-type="string">
            <text:p>Дальневосточный </text:p>
          </table:table-cell>
          <table:table-cell office:value-type="float" office:value="1311" calcext:value-type="float">
            <text:p>1311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Высоцк </text:p>
          </table:table-cell>
          <table:table-cell office:value-type="string" calcext:value-type="string">
            <text:p>Ленинградская область </text:p>
          </table:table-cell>
          <table:table-cell office:value-type="string" calcext:value-type="string">
            <text:p>Северо-Западный </text:p>
          </table:table-cell>
          <table:table-cell office:value-type="float" office:value="1244" calcext:value-type="float">
            <text:p>1244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Чекалин </text:p>
          </table:table-cell>
          <table:table-cell office:value-type="string" calcext:value-type="string">
            <text:p>Тульская область </text:p>
          </table:table-cell>
          <table:table-cell office:value-type="string" calcext:value-type="string">
            <text:p>Центральный </text:p>
          </table:table-cell>
          <table:table-cell office:value-type="float" office:value="994" calcext:value-type="float">
            <text:p>994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Иннополис </text:p>
          </table:table-cell>
          <table:table-cell office:value-type="string" calcext:value-type="string">
            <text:p>Татарстан </text:p>
          </table:table-cell>
          <table:table-cell office:value-type="string" calcext:value-type="string">
            <text:p>Приволжский </text:p>
          </table:table-cell>
          <table:table-cell office:value-type="float" office:value="96" calcext:value-type="float">
            <text:p>96</text:p>
          </table:table-cell>
          <table:table-cell office:value-type="float" office:value="2012" calcext:value-type="float">
            <text:p>2012</text:p>
          </table:table-cell>
        </table:table-row>
      </table:table>
      <table:named-expressions/>
      <table:database-ranges>
        <table:database-range table:name="__Anonymous_Sheet_DB__0" table:target-range-address="Лист1.A1:Лист1.F1048576">
          <table:sort>
            <table:sort-by table:field-number="4" table:order="descending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 </meta:initial-creator>
    <meta:creation-date>2019-02-07T09:29:52.202102758</meta:creation-date>
    <dc:date>2019-02-07T09:35:59.776065651</dc:date>
    <dc:creator>igor  </dc:creator>
    <meta:editing-duration>PT6M10S</meta:editing-duration>
    <meta:editing-cycles>4</meta:editing-cycles>
    <meta:generator>LibreOffice/6.0.0.2$Linux_X86_64 LibreOffice_project/06b618bb6f431d27fd2def25aa19c833e29b61cd</meta:generator>
    <meta:document-statistic meta:table-count="1" meta:cell-count="6696" meta:object-count="0"/>
  </office:meta>
</office:document-meta>
</file>